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V_202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Novembro - 2020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272816.99" table:style-name="ce14">
            <text:p><text:s/>272.816,99<text:s/></text:p>
          </table:table-cell>
          <table:table-cell office:value-type="float" office:value="2827244.15" table:style-name="ce14">
            <text:p><text:s/>2.827.244,15<text:s/></text:p>
          </table:table-cell>
          <table:table-cell office:value-type="float" office:value="87769038.709999993" table:style-name="ce14">
            <text:p><text:s/>87.769.038,71<text:s/></text:p>
          </table:table-cell>
          <table:table-cell office:value-type="float" office:value="108471.98" table:style-name="ce14">
            <text:p><text:s/>108.471,98<text:s/></text:p>
          </table:table-cell>
          <table:table-cell office:value-type="float" office:value="105429271.95" table:style-name="ce14">
            <text:p><text:s/>105.429.271,95<text:s/></text:p>
          </table:table-cell>
          <table:table-cell office:value-type="float" office:value="79618871.129999995" table:style-name="ce14">
            <text:p><text:s/>79.618.871,13<text:s/></text:p>
          </table:table-cell>
          <table:table-cell office:value-type="float" office:value="2780268.7" table:style-name="ce14">
            <text:p><text:s/>2.780.268,70<text:s/></text:p>
          </table:table-cell>
          <table:table-cell office:value-type="float" office:value="172769409.75999999" table:style-name="ce14">
            <text:p><text:s/>172.769.409,76<text:s/></text:p>
          </table:table-cell>
          <table:table-cell office:value-type="float" office:value="34717848.939999998" table:style-name="ce14">
            <text:p><text:s/>34.717.848,94<text:s/></text:p>
          </table:table-cell>
          <table:table-cell office:value-type="float" office:value="1070864.74" table:style-name="ce14">
            <text:p><text:s/>1.070.864,74<text:s/></text:p>
          </table:table-cell>
          <table:table-cell office:value-type="float" office:value="159500919.93000001" table:style-name="ce14">
            <text:p><text:s/>159.500.919,93<text:s/></text:p>
          </table:table-cell>
          <table:table-cell office:value-type="float" office:value="217739.03" table:style-name="ce14">
            <text:p><text:s/>217.739,03<text:s/></text:p>
          </table:table-cell>
          <table:table-cell office:value-type="float" office:value="5783618.9800000004" table:style-name="ce14">
            <text:p><text:s/>5.783.618,98<text:s/></text:p>
          </table:table-cell>
          <table:table-cell office:value-type="float" office:value="10020983.02" table:style-name="ce14">
            <text:p><text:s/>10.020.983,02<text:s/></text:p>
          </table:table-cell>
          <table:table-cell office:value-type="float" office:value="6436499.7400000002" table:style-name="ce14">
            <text:p><text:s/>6.436.499,74<text:s/></text:p>
          </table:table-cell>
          <table:table-cell office:value-type="float" office:value="133467742.70999999" table:style-name="ce14">
            <text:p><text:s/>133.467.742,71<text:s/></text:p>
          </table:table-cell>
          <table:table-cell office:value-type="float" office:value="5935.52" table:style-name="ce14">
            <text:p><text:s/>5.935,52<text:s/></text:p>
          </table:table-cell>
          <table:table-cell office:value-type="float" office:value="495268317.85000002" table:style-name="ce14">
            <text:p><text:s/>495.268.317,85<text:s/></text:p>
          </table:table-cell>
          <table:table-cell office:value-type="float" office:value="268258535.81999999" table:style-name="ce14">
            <text:p><text:s/>268.258.535,82<text:s/></text:p>
          </table:table-cell>
          <table:table-cell office:value-type="float" office:value="1338069.17" table:style-name="ce14">
            <text:p><text:s/>1.338.069,17<text:s/></text:p>
          </table:table-cell>
          <table:table-cell office:value-type="float" office:value="52957.760000000002" table:style-name="ce14">
            <text:p><text:s/>52.957,76<text:s/></text:p>
          </table:table-cell>
          <table:table-cell office:value-type="float" office:value="6883.99" table:style-name="ce14">
            <text:p><text:s/>6.883,99<text:s/></text:p>
          </table:table-cell>
          <table:table-cell office:value-type="float" office:value="139312570.03" table:style-name="ce14">
            <text:p><text:s/>139.312.570,03<text:s/></text:p>
          </table:table-cell>
          <table:table-cell office:value-type="float" office:value="1060365458.91" table:style-name="ce14">
            <text:p><text:s/>1.060.365.458,91<text:s/></text:p>
          </table:table-cell>
          <table:table-cell office:value-type="float" office:value="11927.25" table:style-name="ce14">
            <text:p><text:s/>11.927,25<text:s/></text:p>
          </table:table-cell>
          <table:table-cell office:value-type="float" office:value="2339871224.5500002" table:style-name="ce14">
            <text:p><text:s/>2.339.871.224,55<text:s/></text:p>
          </table:table-cell>
          <table:table-cell office:value-type="float" office:value="47109.69" table:style-name="ce14">
            <text:p><text:s/>47.109,69<text:s/></text:p>
          </table:table-cell>
          <table:table-cell office:value-type="float" office:value="5107330600.999999" table:style-name="ce15">
            <text:p><text:s/>5.107.330.601,0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6">
            <text:p>-00<text:s/></text:p>
          </table:table-cell>
          <table:table-cell office:value-type="float" office:value="1609.36" table:style-name="ce16">
            <text:p><text:s/>1.609,36<text:s/></text:p>
          </table:table-cell>
          <table:table-cell office:value-type="float" office:value="-2.95" table:style-name="ce16">
            <text:p>-2,9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3020.79" table:style-name="ce16">
            <text:p><text:s/>23.020,79<text:s/></text:p>
          </table:table-cell>
          <table:table-cell office:value-type="float" office:value="461.44" table:style-name="ce16">
            <text:p><text:s/>461,44<text:s/></text:p>
          </table:table-cell>
          <table:table-cell office:value-type="float" office:value="13.99" table:style-name="ce16">
            <text:p><text:s/>13,99<text:s/></text:p>
          </table:table-cell>
          <table:table-cell office:value-type="float" office:value="-123.58" table:style-name="ce16">
            <text:p>-123,58<text:s/></text:p>
          </table:table-cell>
          <table:table-cell office:value-type="float" office:value="3438.26" table:style-name="ce16">
            <text:p><text:s/>3.438,26<text:s/></text:p>
          </table:table-cell>
          <table:table-cell office:value-type="float" office:value="40960.050000000003" table:style-name="ce16">
            <text:p><text:s/>40.960,05<text:s/></text:p>
          </table:table-cell>
          <table:table-cell office:value-type="float" office:value="2879.4" table:style-name="ce16">
            <text:p><text:s/>2.879,40<text:s/></text:p>
          </table:table-cell>
          <table:table-cell office:value-type="float" office:value="8442.3700000000008" table:style-name="ce16">
            <text:p><text:s/>8.442,37<text:s/></text:p>
          </table:table-cell>
          <table:table-cell office:value-type="float" office:value="-4.13" table:style-name="ce16">
            <text:p>-4,13<text:s/></text:p>
          </table:table-cell>
          <table:table-cell office:value-type="float" office:value="578.70000000000005" table:style-name="ce16">
            <text:p><text:s/>578,70<text:s/></text:p>
          </table:table-cell>
          <table:table-cell office:value-type="float" office:value="-1277.81" table:style-name="ce16">
            <text:p>-1.277,81<text:s/></text:p>
          </table:table-cell>
          <table:table-cell office:value-type="float" office:value="4445.28" table:style-name="ce16">
            <text:p><text:s/>4.445,28<text:s/></text:p>
          </table:table-cell>
          <table:table-cell office:value-type="float" office:value="-3.72" table:style-name="ce16">
            <text:p>-3,72<text:s/></text:p>
          </table:table-cell>
          <table:table-cell office:value-type="float" office:value="14394.57" table:style-name="ce16">
            <text:p><text:s/>14.394,57<text:s/></text:p>
          </table:table-cell>
          <table:table-cell office:value-type="float" office:value="-386.65" table:style-name="ce16">
            <text:p>-386,65<text:s/></text:p>
          </table:table-cell>
          <table:table-cell office:value-type="float" office:value="66.17" table:style-name="ce16">
            <text:p><text:s/>66,17<text:s/></text:p>
          </table:table-cell>
          <table:table-cell office:value-type="float" office:value="596.36" table:style-name="ce16">
            <text:p><text:s/>596,36<text:s/></text:p>
          </table:table-cell>
          <table:table-cell office:value-type="float" office:value="223.44" table:style-name="ce16">
            <text:p><text:s/>223,44<text:s/></text:p>
          </table:table-cell>
          <table:table-cell office:value-type="float" office:value="11037.62" table:style-name="ce16">
            <text:p><text:s/>11.037,62<text:s/></text:p>
          </table:table-cell>
          <table:table-cell office:value-type="float" office:value="-1693.42" table:style-name="ce16">
            <text:p>-1.693,42<text:s/></text:p>
          </table:table-cell>
          <table:table-cell office:value-type="float" office:value="298.79000000000002" table:style-name="ce16">
            <text:p><text:s/>298,79<text:s/></text:p>
          </table:table-cell>
          <table:table-cell office:value-type="float" office:value="15572154.83" table:style-name="ce16">
            <text:p><text:s/>15.572.154,83<text:s/></text:p>
          </table:table-cell>
          <table:table-cell office:value-type="float" office:value="-14.98" table:style-name="ce16">
            <text:p>-14,98<text:s/></text:p>
          </table:table-cell>
          <table:table-cell office:value-type="float" office:value="15681114.18" table:style-name="ce17">
            <text:p><text:s/>15.681.114,1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544001.22" table:style-name="ce16">
            <text:p><text:s/>544.001,22<text:s/></text:p>
          </table:table-cell>
          <table:table-cell office:value-type="float" office:value="8569659.5" table:style-name="ce16">
            <text:p><text:s/>8.569.659,50<text:s/></text:p>
          </table:table-cell>
          <table:table-cell office:value-type="float" office:value="17966725.350000001" table:style-name="ce16">
            <text:p><text:s/>17.966.725,35<text:s/></text:p>
          </table:table-cell>
          <table:table-cell office:value-type="float" office:value="393528.35" table:style-name="ce16">
            <text:p><text:s/>393.528,35<text:s/></text:p>
          </table:table-cell>
          <table:table-cell office:value-type="float" office:value="163020530.56999999" table:style-name="ce16">
            <text:p><text:s/>163.020.530,57<text:s/></text:p>
          </table:table-cell>
          <table:table-cell office:value-type="float" office:value="64558715.079999998" table:style-name="ce16">
            <text:p><text:s/>64.558.715,08<text:s/></text:p>
          </table:table-cell>
          <table:table-cell office:value-type="float" office:value="8105646.46" table:style-name="ce16">
            <text:p><text:s/>8.105.646,46<text:s/></text:p>
          </table:table-cell>
          <table:table-cell office:value-type="float" office:value="272550758.54000002" table:style-name="ce16">
            <text:p><text:s/>272.550.758,54<text:s/></text:p>
          </table:table-cell>
          <table:table-cell office:value-type="float" office:value="39838124.340000004" table:style-name="ce16">
            <text:p><text:s/>39.838.124,34<text:s/></text:p>
          </table:table-cell>
          <table:table-cell office:value-type="float" office:value="7188501.3200000003" table:style-name="ce16">
            <text:p><text:s/>7.188.501,32<text:s/></text:p>
          </table:table-cell>
          <table:table-cell office:value-type="float" office:value="774492126.98000002" table:style-name="ce16">
            <text:p><text:s/>774.492.126,98<text:s/></text:p>
          </table:table-cell>
          <table:table-cell office:value-type="float" office:value="10172047.82" table:style-name="ce16">
            <text:p><text:s/>10.172.047,82<text:s/></text:p>
          </table:table-cell>
          <table:table-cell office:value-type="float" office:value="14455696.07" table:style-name="ce16">
            <text:p><text:s/>14.455.696,07<text:s/></text:p>
          </table:table-cell>
          <table:table-cell office:value-type="float" office:value="18439666.149999999" table:style-name="ce16">
            <text:p><text:s/>18.439.666,15<text:s/></text:p>
          </table:table-cell>
          <table:table-cell office:value-type="float" office:value="9253527.0700000003" table:style-name="ce16">
            <text:p><text:s/>9.253.527,07<text:s/></text:p>
          </table:table-cell>
          <table:table-cell office:value-type="float" office:value="156399661.87" table:style-name="ce16">
            <text:p><text:s/>156.399.661,87<text:s/></text:p>
          </table:table-cell>
          <table:table-cell office:value-type="float" office:value="4565305.6100000003" table:style-name="ce16">
            <text:p><text:s/>4.565.305,61<text:s/></text:p>
          </table:table-cell>
          <table:table-cell office:value-type="float" office:value="774922490.77999997" table:style-name="ce16">
            <text:p><text:s/>774.922.490,78<text:s/></text:p>
          </table:table-cell>
          <table:table-cell office:value-type="float" office:value="334226181.89999998" table:style-name="ce16">
            <text:p><text:s/>334.226.181,90<text:s/></text:p>
          </table:table-cell>
          <table:table-cell office:value-type="float" office:value="4936784.4400000004" table:style-name="ce16">
            <text:p><text:s/>4.936.784,44<text:s/></text:p>
          </table:table-cell>
          <table:table-cell office:value-type="float" office:value="5489761.5899999999" table:style-name="ce16">
            <text:p><text:s/>5.489.761,59<text:s/></text:p>
          </table:table-cell>
          <table:table-cell office:value-type="float" office:value="177180.4" table:style-name="ce16">
            <text:p><text:s/>177.180,40<text:s/></text:p>
          </table:table-cell>
          <table:table-cell office:value-type="float" office:value="542873705.97000003" table:style-name="ce16">
            <text:p><text:s/>542.873.705,97<text:s/></text:p>
          </table:table-cell>
          <table:table-cell office:value-type="float" office:value="820930549.11000001" table:style-name="ce16">
            <text:p><text:s/>820.930.549,11<text:s/></text:p>
          </table:table-cell>
          <table:table-cell office:value-type="float" office:value="9399904.5099999998" table:style-name="ce16">
            <text:p><text:s/>9.399.904,51<text:s/></text:p>
          </table:table-cell>
          <table:table-cell office:value-type="float" office:value="2900117821.4099998" table:style-name="ce16">
            <text:p><text:s/>2.900.117.821,41<text:s/></text:p>
          </table:table-cell>
          <table:table-cell office:value-type="float" office:value="3834015.93" table:style-name="ce16">
            <text:p><text:s/>3.834.015,93<text:s/></text:p>
          </table:table-cell>
          <table:table-cell office:value-type="float" office:value="6967422618.3400002" table:style-name="ce17">
            <text:p><text:s/>6.967.422.618,3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-00<text:s/></text:p>
          </table:table-cell>
          <table:table-cell office:value-type="float" office:value="1134" table:style-name="ce16">
            <text:p><text:s/>1.134,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6589.8" table:style-name="ce16">
            <text:p><text:s/>6.589,80<text:s/></text:p>
          </table:table-cell>
          <table:table-cell office:value-type="float" office:value="542.5" table:style-name="ce16">
            <text:p><text:s/>542,5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01184.98" table:style-name="ce16">
            <text:p><text:s/>101.184,9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03905962.08999997" table:style-name="ce16">
            <text:p><text:s/>403.905.962,0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34.73" table:style-name="ce16">
            <text:p><text:s/>434,7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81.19" table:style-name="ce16">
            <text:p><text:s/>181,19<text:s/></text:p>
          </table:table-cell>
          <table:table-cell office:value-type="float" office:value="2371389.1800000002" table:style-name="ce16">
            <text:p><text:s/>2.371.389,1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708.28" table:style-name="ce16">
            <text:p><text:s/>708,2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5158189.28" table:style-name="ce16">
            <text:p><text:s/>125.158.189,28<text:s/></text:p>
          </table:table-cell>
          <table:table-cell office:value-type="float" office:value="2760.47" table:style-name="ce16">
            <text:p><text:s/>2.760,4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11099.51" table:style-name="ce16">
            <text:p><text:s/>1.411.099,5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32960176.00999999" table:style-name="ce17">
            <text:p><text:s/>532.960.176,0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91809.19" table:style-name="ce16">
            <text:p><text:s/>191.809,19<text:s/></text:p>
          </table:table-cell>
          <table:table-cell office:value-type="float" office:value="753494.94" table:style-name="ce16">
            <text:p><text:s/>753.494,94<text:s/></text:p>
          </table:table-cell>
          <table:table-cell office:value-type="float" office:value="2954409.93" table:style-name="ce16">
            <text:p><text:s/>2.954.409,93<text:s/></text:p>
          </table:table-cell>
          <table:table-cell office:value-type="float" office:value="1570.4" table:style-name="ce16">
            <text:p><text:s/>1.570,40<text:s/></text:p>
          </table:table-cell>
          <table:table-cell office:value-type="float" office:value="20976173.98" table:style-name="ce16">
            <text:p><text:s/>20.976.173,98<text:s/></text:p>
          </table:table-cell>
          <table:table-cell office:value-type="float" office:value="14725470.09" table:style-name="ce16">
            <text:p><text:s/>14.725.470,09<text:s/></text:p>
          </table:table-cell>
          <table:table-cell office:value-type="float" office:value="2389700.69" table:style-name="ce16">
            <text:p><text:s/>2.389.700,69<text:s/></text:p>
          </table:table-cell>
          <table:table-cell office:value-type="float" office:value="916669.48" table:style-name="ce16">
            <text:p><text:s/>916.669,48<text:s/></text:p>
          </table:table-cell>
          <table:table-cell office:value-type="float" office:value="8631362.5700000003" table:style-name="ce16">
            <text:p><text:s/>8.631.362,57<text:s/></text:p>
          </table:table-cell>
          <table:table-cell office:value-type="float" office:value="4312005.79" table:style-name="ce16">
            <text:p><text:s/>4.312.005,79<text:s/></text:p>
          </table:table-cell>
          <table:table-cell office:value-type="float" office:value="53205240.68" table:style-name="ce16">
            <text:p><text:s/>53.205.240,68<text:s/></text:p>
          </table:table-cell>
          <table:table-cell office:value-type="float" office:value="102183" table:style-name="ce16">
            <text:p><text:s/>102.183,00<text:s/></text:p>
          </table:table-cell>
          <table:table-cell office:value-type="float" office:value="5815896.7699999996" table:style-name="ce16">
            <text:p><text:s/>5.815.896,77<text:s/></text:p>
          </table:table-cell>
          <table:table-cell office:value-type="float" office:value="2421061.31" table:style-name="ce16">
            <text:p><text:s/>2.421.061,31<text:s/></text:p>
          </table:table-cell>
          <table:table-cell office:value-type="float" office:value="3674218.92" table:style-name="ce16">
            <text:p><text:s/>3.674.218,92<text:s/></text:p>
          </table:table-cell>
          <table:table-cell office:value-type="float" office:value="33761987.420000002" table:style-name="ce16">
            <text:p><text:s/>33.761.987,42<text:s/></text:p>
          </table:table-cell>
          <table:table-cell office:value-type="float" office:value="1883560.19" table:style-name="ce16">
            <text:p><text:s/>1.883.560,19<text:s/></text:p>
          </table:table-cell>
          <table:table-cell office:value-type="float" office:value="8451929.6500000004" table:style-name="ce16">
            <text:p><text:s/>8.451.929,65<text:s/></text:p>
          </table:table-cell>
          <table:table-cell office:value-type="float" office:value="26428594.640000001" table:style-name="ce16">
            <text:p><text:s/>26.428.594,64<text:s/></text:p>
          </table:table-cell>
          <table:table-cell office:value-type="float" office:value="1210556.98" table:style-name="ce16">
            <text:p><text:s/>1.210.556,98<text:s/></text:p>
          </table:table-cell>
          <table:table-cell office:value-type="float" office:value="203932.85" table:style-name="ce16">
            <text:p><text:s/>203.932,85<text:s/></text:p>
          </table:table-cell>
          <table:table-cell office:value-type="float" office:value="858.03" table:style-name="ce16">
            <text:p><text:s/>858,03<text:s/></text:p>
          </table:table-cell>
          <table:table-cell office:value-type="float" office:value="27534684.890000001" table:style-name="ce16">
            <text:p><text:s/>27.534.684,89<text:s/></text:p>
          </table:table-cell>
          <table:table-cell office:value-type="float" office:value="18580690.949999999" table:style-name="ce16">
            <text:p><text:s/>18.580.690,95<text:s/></text:p>
          </table:table-cell>
          <table:table-cell office:value-type="float" office:value="2563345.21" table:style-name="ce16">
            <text:p><text:s/>2.563.345,21<text:s/></text:p>
          </table:table-cell>
          <table:table-cell office:value-type="float" office:value="81927797.980000004" table:style-name="ce16">
            <text:p><text:s/>81.927.797,98<text:s/></text:p>
          </table:table-cell>
          <table:table-cell office:value-type="float" office:value="566518.62" table:style-name="ce16">
            <text:p><text:s/>566.518,62<text:s/></text:p>
          </table:table-cell>
          <table:table-cell office:value-type="float" office:value="324185725.14999998" table:style-name="ce17">
            <text:p><text:s/>324.185.725,1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4875.68" table:style-name="ce16">
            <text:p><text:s/>14.875,68<text:s/></text:p>
          </table:table-cell>
          <table:table-cell office:value-type="float" office:value="3058.4" table:style-name="ce16">
            <text:p><text:s/>3.058,40<text:s/></text:p>
          </table:table-cell>
          <table:table-cell office:value-type="float" office:value="37174.300000000003" table:style-name="ce16">
            <text:p><text:s/>37.174,3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6210.87" table:style-name="ce16">
            <text:p><text:s/>6.210,87<text:s/></text:p>
          </table:table-cell>
          <table:table-cell office:value-type="float" office:value="16214575.1" table:style-name="ce16">
            <text:p><text:s/>16.214.575,10<text:s/></text:p>
          </table:table-cell>
          <table:table-cell office:value-type="float" office:value="70492.19" table:style-name="ce16">
            <text:p><text:s/>70.492,1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5213.16" table:style-name="ce16">
            <text:p><text:s/>45.213,16<text:s/></text:p>
          </table:table-cell>
          <table:table-cell office:value-type="float" office:value="10324" table:style-name="ce16">
            <text:p><text:s/>10.324,00<text:s/></text:p>
          </table:table-cell>
          <table:table-cell office:value-type="float" office:value="8216.2900000000009" table:style-name="ce16">
            <text:p><text:s/>8.216,29<text:s/></text:p>
          </table:table-cell>
          <table:table-cell office:value-type="float" office:value="13408.13" table:style-name="ce16">
            <text:p><text:s/>13.408,13<text:s/></text:p>
          </table:table-cell>
          <table:table-cell office:value-type="float" office:value="17856.310000000001" table:style-name="ce16">
            <text:p><text:s/>17.856,31<text:s/></text:p>
          </table:table-cell>
          <table:table-cell office:value-type="float" office:value="11873528.779999999" table:style-name="ce16">
            <text:p><text:s/>11.873.528,7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281256.690000001" table:style-name="ce16">
            <text:p><text:s/>32.281.256,69<text:s/></text:p>
          </table:table-cell>
          <table:table-cell office:value-type="float" office:value="23325534.309999999" table:style-name="ce16">
            <text:p><text:s/>23.325.534,31<text:s/></text:p>
          </table:table-cell>
          <table:table-cell office:value-type="float" office:value="5757.47" table:style-name="ce16">
            <text:p><text:s/>5.757,47<text:s/></text:p>
          </table:table-cell>
          <table:table-cell office:value-type="float" office:value="20549.04" table:style-name="ce16">
            <text:p><text:s/>20.549,04<text:s/></text:p>
          </table:table-cell>
          <table:table-cell office:value-type="float" office:value="7040.46" table:style-name="ce16">
            <text:p><text:s/>7.040,46<text:s/></text:p>
          </table:table-cell>
          <table:table-cell office:value-type="float" office:value="18402.419999999998" table:style-name="ce16">
            <text:p><text:s/>18.402,42<text:s/></text:p>
          </table:table-cell>
          <table:table-cell office:value-type="float" office:value="17135773.309999999" table:style-name="ce16">
            <text:p><text:s/>17.135.773,31<text:s/></text:p>
          </table:table-cell>
          <table:table-cell office:value-type="float" office:value="2992.69" table:style-name="ce16">
            <text:p><text:s/>2.992,69<text:s/></text:p>
          </table:table-cell>
          <table:table-cell office:value-type="float" office:value="199783137.00999999" table:style-name="ce16">
            <text:p><text:s/>199.783.137,0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00895376.61000001" table:style-name="ce17">
            <text:p><text:s/>300.895.376,6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70409.57" table:style-name="ce16">
            <text:p><text:s/>270.409,57<text:s/></text:p>
          </table:table-cell>
          <table:table-cell office:value-type="float" office:value="17822.18" table:style-name="ce16">
            <text:p><text:s/>17.822,18<text:s/></text:p>
          </table:table-cell>
          <table:table-cell office:value-type="float" office:value="12988652.17" table:style-name="ce16">
            <text:p><text:s/>12.988.652,1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63271006.009999998" table:style-name="ce16">
            <text:p><text:s/>63.271.006,01<text:s/></text:p>
          </table:table-cell>
          <table:table-cell office:value-type="float" office:value="34241797.240000002" table:style-name="ce16">
            <text:p><text:s/>34.241.797,24<text:s/></text:p>
          </table:table-cell>
          <table:table-cell office:value-type="float" office:value="704156.26" table:style-name="ce16">
            <text:p><text:s/>704.156,26<text:s/></text:p>
          </table:table-cell>
          <table:table-cell office:value-type="float" office:value="159636531.88999999" table:style-name="ce16">
            <text:p><text:s/>159.636.531,89<text:s/></text:p>
          </table:table-cell>
          <table:table-cell office:value-type="float" office:value="5085285.5199999996" table:style-name="ce16">
            <text:p><text:s/>5.085.285,52<text:s/></text:p>
          </table:table-cell>
          <table:table-cell office:value-type="float" office:value="822473.07" table:style-name="ce16">
            <text:p><text:s/>822.473,07<text:s/></text:p>
          </table:table-cell>
          <table:table-cell office:value-type="float" office:value="91150804.680000007" table:style-name="ce16">
            <text:p><text:s/>91.150.804,68<text:s/></text:p>
          </table:table-cell>
          <table:table-cell office:value-type="float" office:value="316748.68" table:style-name="ce16">
            <text:p><text:s/>316.748,68<text:s/></text:p>
          </table:table-cell>
          <table:table-cell office:value-type="float" office:value="3142206.62" table:style-name="ce16">
            <text:p><text:s/>3.142.206,62<text:s/></text:p>
          </table:table-cell>
          <table:table-cell office:value-type="float" office:value="5184430.57" table:style-name="ce16">
            <text:p><text:s/>5.184.430,57<text:s/></text:p>
          </table:table-cell>
          <table:table-cell office:value-type="float" office:value="1412328.49" table:style-name="ce16">
            <text:p><text:s/>1.412.328,49<text:s/></text:p>
          </table:table-cell>
          <table:table-cell office:value-type="float" office:value="51467385.890000001" table:style-name="ce16">
            <text:p><text:s/>51.467.385,8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46435713.61000001" table:style-name="ce16">
            <text:p><text:s/>246.435.713,61<text:s/></text:p>
          </table:table-cell>
          <table:table-cell office:value-type="float" office:value="154634255.05000001" table:style-name="ce16">
            <text:p><text:s/>154.634.255,05<text:s/></text:p>
          </table:table-cell>
          <table:table-cell office:value-type="float" office:value="567485.04" table:style-name="ce16">
            <text:p><text:s/>567.485,04<text:s/></text:p>
          </table:table-cell>
          <table:table-cell office:value-type="float" office:value="26783.79" table:style-name="ce16">
            <text:p><text:s/>26.783,79<text:s/></text:p>
          </table:table-cell>
          <table:table-cell office:value-type="float" office:value="107334.38" table:style-name="ce16">
            <text:p><text:s/>107.334,38<text:s/></text:p>
          </table:table-cell>
          <table:table-cell office:value-type="float" office:value="161075549.34999999" table:style-name="ce16">
            <text:p><text:s/>161.075.549,35<text:s/></text:p>
          </table:table-cell>
          <table:table-cell office:value-type="float" office:value="528625529.63999999" table:style-name="ce16">
            <text:p><text:s/>528.625.529,64<text:s/></text:p>
          </table:table-cell>
          <table:table-cell office:value-type="float" office:value="643654.6" table:style-name="ce16">
            <text:p><text:s/>643.654,60<text:s/></text:p>
          </table:table-cell>
          <table:table-cell office:value-type="float" office:value="1033096749.3099999" table:style-name="ce16">
            <text:p><text:s/>1.033.096.749,3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54925093.6099997" table:style-name="ce17">
            <text:p><text:s/>2.554.925.093,61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66906.78" table:style-name="ce16">
            <text:p><text:s/>66.906,78<text:s/></text:p>
          </table:table-cell>
          <table:table-cell office:value-type="float" office:value="7794149.9799999995" table:style-name="ce16">
            <text:p><text:s/>7.794.149,98<text:s/></text:p>
          </table:table-cell>
          <table:table-cell office:value-type="float" office:value="1986488.95" table:style-name="ce16">
            <text:p><text:s/>1.986.488,95<text:s/></text:p>
          </table:table-cell>
          <table:table-cell office:value-type="float" office:value="391957.95" table:style-name="ce16">
            <text:p><text:s/>391.957,95<text:s/></text:p>
          </table:table-cell>
          <table:table-cell office:value-type="float" office:value="78766760.780000001" table:style-name="ce16">
            <text:p><text:s/>78.766.760,78<text:s/></text:p>
          </table:table-cell>
          <table:table-cell office:value-type="float" office:value="15590905.25" table:style-name="ce16">
            <text:p><text:s/>15.590.905,25<text:s/></text:p>
          </table:table-cell>
          <table:table-cell office:value-type="float" office:value="5005578.6400000006" table:style-name="ce16">
            <text:p><text:s/>5.005.578,64<text:s/></text:p>
          </table:table-cell>
          <table:table-cell office:value-type="float" office:value="95782982.070000008" table:style-name="ce16">
            <text:p><text:s/>95.782.982,07<text:s/></text:p>
          </table:table-cell>
          <table:table-cell office:value-type="float" office:value="25949799.080000002" table:style-name="ce16">
            <text:p><text:s/>25.949.799,08<text:s/></text:p>
          </table:table-cell>
          <table:table-cell office:value-type="float" office:value="2054022.4600000002" table:style-name="ce16">
            <text:p><text:s/>2.054.022,46<text:s/></text:p>
          </table:table-cell>
          <table:table-cell office:value-type="float" office:value="226184906.36999997" table:style-name="ce16">
            <text:p><text:s/>226.184.906,37<text:s/></text:p>
          </table:table-cell>
          <table:table-cell office:value-type="float" office:value="9742792.1399999987" table:style-name="ce16">
            <text:p><text:s/>9.742.792,14<text:s/></text:p>
          </table:table-cell>
          <table:table-cell office:value-type="float" office:value="5488941.6599999992" table:style-name="ce16">
            <text:p><text:s/>5.488.941,66<text:s/></text:p>
          </table:table-cell>
          <table:table-cell office:value-type="float" office:value="10820766.140000001" table:style-name="ce16">
            <text:p><text:s/>10.820.766,14<text:s/></text:p>
          </table:table-cell>
          <table:table-cell office:value-type="float" office:value="4149123.3499999996" table:style-name="ce16">
            <text:p><text:s/>4.149.123,35<text:s/></text:p>
          </table:table-cell>
          <table:table-cell office:value-type="float" office:value="59296759.779999994" table:style-name="ce16">
            <text:p><text:s/>59.296.759,78<text:s/></text:p>
          </table:table-cell>
          <table:table-cell office:value-type="float" office:value="2681745.42" table:style-name="ce16">
            <text:p><text:s/>2.681.745,42<text:s/></text:p>
          </table:table-cell>
          <table:table-cell office:value-type="float" office:value="487753409.63999999" table:style-name="ce16">
            <text:p><text:s/>487.753.409,64<text:s/></text:p>
          </table:table-cell>
          <table:table-cell office:value-type="float" office:value="127466408.72" table:style-name="ce16">
            <text:p><text:s/>127.466.408,72<text:s/></text:p>
          </table:table-cell>
          <table:table-cell office:value-type="float" office:value="3152984.9499999997" table:style-name="ce16">
            <text:p><text:s/>3.152.984,95<text:s/></text:p>
          </table:table-cell>
          <table:table-cell office:value-type="float" office:value="5237787.63" table:style-name="ce16">
            <text:p><text:s/>5.237.787,63<text:s/></text:p>
          </table:table-cell>
          <table:table-cell office:value-type="float" office:value="61947.530000000006" table:style-name="ce16">
            <text:p><text:s/>61.947,53<text:s/></text:p>
          </table:table-cell>
          <table:table-cell office:value-type="float" office:value="229086880.03" table:style-name="ce16">
            <text:p><text:s/>229.086.880,03<text:s/></text:p>
          </table:table-cell>
          <table:table-cell office:value-type="float" office:value="256585794.74000001" table:style-name="ce16">
            <text:p><text:s/>256.585.794,74<text:s/></text:p>
          </table:table-cell>
          <table:table-cell office:value-type="float" office:value="6189912.0099999998" table:style-name="ce16">
            <text:p><text:s/>6.189.912,01<text:s/></text:p>
          </table:table-cell>
          <table:table-cell office:value-type="float" office:value="1583899037.6000001" table:style-name="ce16">
            <text:p><text:s/>1.583.899.037,60<text:s/></text:p>
          </table:table-cell>
          <table:table-cell office:value-type="float" office:value="3267497.31" table:style-name="ce16">
            <text:p><text:s/>3.267.497,31<text:s/></text:p>
          </table:table-cell>
          <table:table-cell office:value-type="float" office:value="3254456246.96" table:style-name="ce17">
            <text:p><text:s/>3.254.456.246,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31796363.579999998" table:style-name="ce16">
            <text:p><text:s/>31.796.363,58<text:s/></text:p>
          </table:table-cell>
          <table:table-cell office:value-type="float" office:value="97034407.950000003" table:style-name="ce16">
            <text:p><text:s/>97.034.407,95<text:s/></text:p>
          </table:table-cell>
          <table:table-cell office:value-type="float" office:value="349650412.19999999" table:style-name="ce16">
            <text:p><text:s/>349.650.412,20<text:s/></text:p>
          </table:table-cell>
          <table:table-cell office:value-type="float" office:value="20450981.800000001" table:style-name="ce16">
            <text:p><text:s/>20.450.981,80<text:s/></text:p>
          </table:table-cell>
          <table:table-cell office:value-type="float" office:value="476580030.00999999" table:style-name="ce16">
            <text:p><text:s/>476.580.030,01<text:s/></text:p>
          </table:table-cell>
          <table:table-cell office:value-type="float" office:value="462023921.19" table:style-name="ce16">
            <text:p><text:s/>462.023.921,19<text:s/></text:p>
          </table:table-cell>
          <table:table-cell office:value-type="float" office:value="5705836166.6799994" table:style-name="ce16">
            <text:p><text:s/>5.705.836.166,68<text:s/></text:p>
          </table:table-cell>
          <table:table-cell office:value-type="float" office:value="332862323.41000003" table:style-name="ce16">
            <text:p><text:s/>332.862.323,41<text:s/></text:p>
          </table:table-cell>
          <table:table-cell office:value-type="float" office:value="470613770.66000003" table:style-name="ce16">
            <text:p><text:s/>470.613.770,66<text:s/></text:p>
          </table:table-cell>
          <table:table-cell office:value-type="float" office:value="330926862.48000002" table:style-name="ce16">
            <text:p><text:s/>330.926.862,48<text:s/></text:p>
          </table:table-cell>
          <table:table-cell office:value-type="float" office:value="1939364264.6800001" table:style-name="ce16">
            <text:p><text:s/>1.939.364.264,68<text:s/></text:p>
          </table:table-cell>
          <table:table-cell office:value-type="float" office:value="215335038.72" table:style-name="ce16">
            <text:p><text:s/>215.335.038,72<text:s/></text:p>
          </table:table-cell>
          <table:table-cell office:value-type="float" office:value="266414337.25999999" table:style-name="ce16">
            <text:p><text:s/>266.414.337,26<text:s/></text:p>
          </table:table-cell>
          <table:table-cell office:value-type="float" office:value="258810081.66" table:style-name="ce16">
            <text:p><text:s/>258.810.081,66<text:s/></text:p>
          </table:table-cell>
          <table:table-cell office:value-type="float" office:value="163046153.53" table:style-name="ce16">
            <text:p><text:s/>163.046.153,53<text:s/></text:p>
          </table:table-cell>
          <table:table-cell office:value-type="float" office:value="460113936.91000003" table:style-name="ce16">
            <text:p><text:s/>460.113.936,91<text:s/></text:p>
          </table:table-cell>
          <table:table-cell office:value-type="float" office:value="98790005.079999998" table:style-name="ce16">
            <text:p><text:s/>98.790.005,08<text:s/></text:p>
          </table:table-cell>
          <table:table-cell office:value-type="float" office:value="1624359179.6300001" table:style-name="ce16">
            <text:p><text:s/>1.624.359.179,63<text:s/></text:p>
          </table:table-cell>
          <table:table-cell office:value-type="float" office:value="6046726798.0600004" table:style-name="ce16">
            <text:p><text:s/>6.046.726.798,06<text:s/></text:p>
          </table:table-cell>
          <table:table-cell office:value-type="float" office:value="157586233.87" table:style-name="ce16">
            <text:p><text:s/>157.586.233,87<text:s/></text:p>
          </table:table-cell>
          <table:table-cell office:value-type="float" office:value="73929872.099999994" table:style-name="ce16">
            <text:p><text:s/>73.929.872,10<text:s/></text:p>
          </table:table-cell>
          <table:table-cell office:value-type="float" office:value="29117167.739999998" table:style-name="ce16">
            <text:p><text:s/>29.117.167,74<text:s/></text:p>
          </table:table-cell>
          <table:table-cell office:value-type="float" office:value="1477397616.3099999" table:style-name="ce16">
            <text:p><text:s/>1.477.397.616,31<text:s/></text:p>
          </table:table-cell>
          <table:table-cell office:value-type="float" office:value="1037423449.95" table:style-name="ce16">
            <text:p><text:s/>1.037.423.449,95<text:s/></text:p>
          </table:table-cell>
          <table:table-cell office:value-type="float" office:value="95754561.209999993" table:style-name="ce16">
            <text:p><text:s/>95.754.561,21<text:s/></text:p>
          </table:table-cell>
          <table:table-cell office:value-type="float" office:value="13882965964.309999" table:style-name="ce16">
            <text:p><text:s/>13.882.965.964,31<text:s/></text:p>
          </table:table-cell>
          <table:table-cell office:value-type="float" office:value="54650276.380000003" table:style-name="ce16">
            <text:p><text:s/>54.650.276,38<text:s/></text:p>
          </table:table-cell>
          <table:table-cell office:value-type="float" office:value="36159560177.360001" table:style-name="ce17">
            <text:p><text:s/>36.159.560.177,3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6433097.3600000003" table:style-name="ce16">
            <text:p><text:s/>6.433.097,36<text:s/></text:p>
          </table:table-cell>
          <table:table-cell office:value-type="float" office:value="22718230.75" table:style-name="ce16">
            <text:p><text:s/>22.718.230,75<text:s/></text:p>
          </table:table-cell>
          <table:table-cell office:value-type="float" office:value="24904029.350000001" table:style-name="ce16">
            <text:p><text:s/>24.904.029,35<text:s/></text:p>
          </table:table-cell>
          <table:table-cell office:value-type="float" office:value="5110384.43" table:style-name="ce16">
            <text:p><text:s/>5.110.384,43<text:s/></text:p>
          </table:table-cell>
          <table:table-cell office:value-type="float" office:value="89552301.5" table:style-name="ce16">
            <text:p><text:s/>89.552.301,50<text:s/></text:p>
          </table:table-cell>
          <table:table-cell office:value-type="float" office:value="48555482.469999999" table:style-name="ce16">
            <text:p><text:s/>48.555.482,47<text:s/></text:p>
          </table:table-cell>
          <table:table-cell office:value-type="float" office:value="72365391.239999995" table:style-name="ce16">
            <text:p><text:s/>72.365.391,24<text:s/></text:p>
          </table:table-cell>
          <table:table-cell office:value-type="float" office:value="46785997.119999997" table:style-name="ce16">
            <text:p><text:s/>46.785.997,12<text:s/></text:p>
          </table:table-cell>
          <table:table-cell office:value-type="float" office:value="79028168.950000003" table:style-name="ce16">
            <text:p><text:s/>79.028.168,95<text:s/></text:p>
          </table:table-cell>
          <table:table-cell office:value-type="float" office:value="220693021.97" table:style-name="ce16">
            <text:p><text:s/>220.693.021,97<text:s/></text:p>
          </table:table-cell>
          <table:table-cell office:value-type="float" office:value="329635536.77999997" table:style-name="ce16">
            <text:p><text:s/>329.635.536,78<text:s/></text:p>
          </table:table-cell>
          <table:table-cell office:value-type="float" office:value="53671214.310000002" table:style-name="ce16">
            <text:p><text:s/>53.671.214,31<text:s/></text:p>
          </table:table-cell>
          <table:table-cell office:value-type="float" office:value="51595715.329999998" table:style-name="ce16">
            <text:p><text:s/>51.595.715,33<text:s/></text:p>
          </table:table-cell>
          <table:table-cell office:value-type="float" office:value="38249259.689999998" table:style-name="ce16">
            <text:p><text:s/>38.249.259,69<text:s/></text:p>
          </table:table-cell>
          <table:table-cell office:value-type="float" office:value="29910101.210000001" table:style-name="ce16">
            <text:p><text:s/>29.910.101,21<text:s/></text:p>
          </table:table-cell>
          <table:table-cell office:value-type="float" office:value="96315448.700000003" table:style-name="ce16">
            <text:p><text:s/>96.315.448,70<text:s/></text:p>
          </table:table-cell>
          <table:table-cell office:value-type="float" office:value="20967850.149999999" table:style-name="ce16">
            <text:p><text:s/>20.967.850,15<text:s/></text:p>
          </table:table-cell>
          <table:table-cell office:value-type="float" office:value="207325089.84" table:style-name="ce16">
            <text:p><text:s/>207.325.089,84<text:s/></text:p>
          </table:table-cell>
          <table:table-cell office:value-type="float" office:value="642223755.20000005" table:style-name="ce16">
            <text:p><text:s/>642.223.755,20<text:s/></text:p>
          </table:table-cell>
          <table:table-cell office:value-type="float" office:value="30392624.260000002" table:style-name="ce16">
            <text:p><text:s/>30.392.624,26<text:s/></text:p>
          </table:table-cell>
          <table:table-cell office:value-type="float" office:value="19281548.98" table:style-name="ce16">
            <text:p><text:s/>19.281.548,98<text:s/></text:p>
          </table:table-cell>
          <table:table-cell office:value-type="float" office:value="6553854.96" table:style-name="ce16">
            <text:p><text:s/>6.553.854,96<text:s/></text:p>
          </table:table-cell>
          <table:table-cell office:value-type="float" office:value="208874996.91999999" table:style-name="ce16">
            <text:p><text:s/>208.874.996,92<text:s/></text:p>
          </table:table-cell>
          <table:table-cell office:value-type="float" office:value="164275913.19999999" table:style-name="ce16">
            <text:p><text:s/>164.275.913,20<text:s/></text:p>
          </table:table-cell>
          <table:table-cell office:value-type="float" office:value="22125565.780000001" table:style-name="ce16">
            <text:p><text:s/>22.125.565,78<text:s/></text:p>
          </table:table-cell>
          <table:table-cell office:value-type="float" office:value="1318204762.54" table:style-name="ce16">
            <text:p><text:s/>1.318.204.762,54<text:s/></text:p>
          </table:table-cell>
          <table:table-cell office:value-type="float" office:value="10644478.949999999" table:style-name="ce16">
            <text:p><text:s/>10.644.478,95<text:s/></text:p>
          </table:table-cell>
          <table:table-cell office:value-type="float" office:value="3866393821.9400001" table:style-name="ce17">
            <text:p><text:s/>3.866.393.821,9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1517768.140000001" table:style-name="ce16">
            <text:p><text:s/>11.517.768,14<text:s/></text:p>
          </table:table-cell>
          <table:table-cell office:value-type="float" office:value="27302370.010000002" table:style-name="ce16">
            <text:p><text:s/>27.302.370,01<text:s/></text:p>
          </table:table-cell>
          <table:table-cell office:value-type="float" office:value="205103864.19" table:style-name="ce16">
            <text:p><text:s/>205.103.864,19<text:s/></text:p>
          </table:table-cell>
          <table:table-cell office:value-type="float" office:value="6362333.5300000003" table:style-name="ce16">
            <text:p><text:s/>6.362.333,53<text:s/></text:p>
          </table:table-cell>
          <table:table-cell office:value-type="float" office:value="160591926.25" table:style-name="ce16">
            <text:p><text:s/>160.591.926,25<text:s/></text:p>
          </table:table-cell>
          <table:table-cell office:value-type="float" office:value="209158063.77000001" table:style-name="ce16">
            <text:p><text:s/>209.158.063,77<text:s/></text:p>
          </table:table-cell>
          <table:table-cell office:value-type="float" office:value="412516334.38" table:style-name="ce16">
            <text:p><text:s/>412.516.334,38<text:s/></text:p>
          </table:table-cell>
          <table:table-cell office:value-type="float" office:value="160355426.40000001" table:style-name="ce16">
            <text:p><text:s/>160.355.426,40<text:s/></text:p>
          </table:table-cell>
          <table:table-cell office:value-type="float" office:value="226472259.18000001" table:style-name="ce16">
            <text:p><text:s/>226.472.259,18<text:s/></text:p>
          </table:table-cell>
          <table:table-cell office:value-type="float" office:value="52773997.719999999" table:style-name="ce16">
            <text:p><text:s/>52.773.997,72<text:s/></text:p>
          </table:table-cell>
          <table:table-cell office:value-type="float" office:value="875000183.47000003" table:style-name="ce16">
            <text:p><text:s/>875.000.183,47<text:s/></text:p>
          </table:table-cell>
          <table:table-cell office:value-type="float" office:value="90053439.010000005" table:style-name="ce16">
            <text:p><text:s/>90.053.439,01<text:s/></text:p>
          </table:table-cell>
          <table:table-cell office:value-type="float" office:value="115465170.27" table:style-name="ce16">
            <text:p><text:s/>115.465.170,27<text:s/></text:p>
          </table:table-cell>
          <table:table-cell office:value-type="float" office:value="108797564.22" table:style-name="ce16">
            <text:p><text:s/>108.797.564,22<text:s/></text:p>
          </table:table-cell>
          <table:table-cell office:value-type="float" office:value="43459872.149999999" table:style-name="ce16">
            <text:p><text:s/>43.459.872,15<text:s/></text:p>
          </table:table-cell>
          <table:table-cell office:value-type="float" office:value="158896550.38999999" table:style-name="ce16">
            <text:p><text:s/>158.896.550,39<text:s/></text:p>
          </table:table-cell>
          <table:table-cell office:value-type="float" office:value="35323005.240000002" table:style-name="ce16">
            <text:p><text:s/>35.323.005,24<text:s/></text:p>
          </table:table-cell>
          <table:table-cell office:value-type="float" office:value="930320020.08000004" table:style-name="ce16">
            <text:p><text:s/>930.320.020,08<text:s/></text:p>
          </table:table-cell>
          <table:table-cell office:value-type="float" office:value="3124580643.4699998" table:style-name="ce16">
            <text:p><text:s/>3.124.580.643,47<text:s/></text:p>
          </table:table-cell>
          <table:table-cell office:value-type="float" office:value="48923630.340000004" table:style-name="ce16">
            <text:p><text:s/>48.923.630,34<text:s/></text:p>
          </table:table-cell>
          <table:table-cell office:value-type="float" office:value="24531218.350000001" table:style-name="ce16">
            <text:p><text:s/>24.531.218,35<text:s/></text:p>
          </table:table-cell>
          <table:table-cell office:value-type="float" office:value="8740909.4100000001" table:style-name="ce16">
            <text:p><text:s/>8.740.909,41<text:s/></text:p>
          </table:table-cell>
          <table:table-cell office:value-type="float" office:value="669151394.11000001" table:style-name="ce16">
            <text:p><text:s/>669.151.394,11<text:s/></text:p>
          </table:table-cell>
          <table:table-cell office:value-type="float" office:value="528495458.81999999" table:style-name="ce16">
            <text:p><text:s/>528.495.458,82<text:s/></text:p>
          </table:table-cell>
          <table:table-cell office:value-type="float" office:value="27875047.59" table:style-name="ce16">
            <text:p><text:s/>27.875.047,59<text:s/></text:p>
          </table:table-cell>
          <table:table-cell office:value-type="float" office:value="5177329323.1099997" table:style-name="ce16">
            <text:p><text:s/>5.177.329.323,11<text:s/></text:p>
          </table:table-cell>
          <table:table-cell office:value-type="float" office:value="21581733.739999998" table:style-name="ce16">
            <text:p><text:s/>21.581.733,74<text:s/></text:p>
          </table:table-cell>
          <table:table-cell office:value-type="float" office:value="13460679507.339998" table:style-name="ce17">
            <text:p><text:s/>13.460.679.507,3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3398.15" table:style-name="ce16">
            <text:p><text:s/>3.398,15<text:s/></text:p>
          </table:table-cell>
          <table:table-cell office:value-type="float" office:value="120.02" table:style-name="ce16">
            <text:p><text:s/>120,02<text:s/></text:p>
          </table:table-cell>
          <table:table-cell office:value-type="float" office:value="290090.58" table:style-name="ce16">
            <text:p><text:s/>290.090,5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488029.0499999998" table:style-name="ce16">
            <text:p><text:s/>2.488.029,05<text:s/></text:p>
          </table:table-cell>
          <table:table-cell office:value-type="float" office:value="23920895.609999999" table:style-name="ce16">
            <text:p><text:s/>23.920.895,61<text:s/></text:p>
          </table:table-cell>
          <table:table-cell office:value-type="float" office:value="54060695.479999997" table:style-name="ce16">
            <text:p><text:s/>54.060.695,48<text:s/></text:p>
          </table:table-cell>
          <table:table-cell office:value-type="float" office:value="6185347.9199999999" table:style-name="ce16">
            <text:p><text:s/>6.185.347,92<text:s/></text:p>
          </table:table-cell>
          <table:table-cell office:value-type="float" office:value="896527.31" table:style-name="ce16">
            <text:p><text:s/>896.527,31<text:s/></text:p>
          </table:table-cell>
          <table:table-cell office:value-type="float" office:value="412.68" table:style-name="ce16">
            <text:p><text:s/>412,68<text:s/></text:p>
          </table:table-cell>
          <table:table-cell office:value-type="float" office:value="10127336.32" table:style-name="ce16">
            <text:p><text:s/>10.127.336,32<text:s/></text:p>
          </table:table-cell>
          <table:table-cell office:value-type="float" office:value="59148.46" table:style-name="ce16">
            <text:p><text:s/>59.148,46<text:s/></text:p>
          </table:table-cell>
          <table:table-cell office:value-type="float" office:value="230922.28" table:style-name="ce16">
            <text:p><text:s/>230.922,28<text:s/></text:p>
          </table:table-cell>
          <table:table-cell office:value-type="float" office:value="12033908.130000001" table:style-name="ce16">
            <text:p><text:s/>12.033.908,13<text:s/></text:p>
          </table:table-cell>
          <table:table-cell office:value-type="float" office:value="4919.66" table:style-name="ce16">
            <text:p><text:s/>4.919,66<text:s/></text:p>
          </table:table-cell>
          <table:table-cell office:value-type="float" office:value="108914.06" table:style-name="ce16">
            <text:p><text:s/>108.914,0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0250613.199999999" table:style-name="ce16">
            <text:p><text:s/>20.250.613,20<text:s/></text:p>
          </table:table-cell>
          <table:table-cell office:value-type="float" office:value="327969610.69999999" table:style-name="ce16">
            <text:p><text:s/>327.969.610,70<text:s/></text:p>
          </table:table-cell>
          <table:table-cell office:value-type="float" office:value="2999.29" table:style-name="ce16">
            <text:p><text:s/>2.999,29<text:s/></text:p>
          </table:table-cell>
          <table:table-cell office:value-type="float" office:value="386329.36" table:style-name="ce16">
            <text:p><text:s/>386.329,36<text:s/></text:p>
          </table:table-cell>
          <table:table-cell office:value-type="float" office:value="370.92" table:style-name="ce16">
            <text:p><text:s/>370,92<text:s/></text:p>
          </table:table-cell>
          <table:table-cell office:value-type="float" office:value="36429472.590000004" table:style-name="ce16">
            <text:p><text:s/>36.429.472,59<text:s/></text:p>
          </table:table-cell>
          <table:table-cell office:value-type="float" office:value="4003412.23" table:style-name="ce16">
            <text:p><text:s/>4.003.412,23<text:s/></text:p>
          </table:table-cell>
          <table:table-cell office:value-type="float" office:value="2128611.4700000002" table:style-name="ce16">
            <text:p><text:s/>2.128.611,47<text:s/></text:p>
          </table:table-cell>
          <table:table-cell office:value-type="float" office:value="534960546.75" table:style-name="ce16">
            <text:p><text:s/>534.960.546,75<text:s/></text:p>
          </table:table-cell>
          <table:table-cell office:value-type="float" office:value="33223.86" table:style-name="ce16">
            <text:p><text:s/>33.223,86<text:s/></text:p>
          </table:table-cell>
          <table:table-cell office:value-type="float" office:value="1036575856.0800002" table:style-name="ce17">
            <text:p><text:s/>1.036.575.856,0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1514369.99" table:style-name="ce16">
            <text:p><text:s/>11.514.369,99<text:s/></text:p>
          </table:table-cell>
          <table:table-cell office:value-type="float" office:value="27302249.989999998" table:style-name="ce16">
            <text:p><text:s/>27.302.249,99<text:s/></text:p>
          </table:table-cell>
          <table:table-cell office:value-type="float" office:value="204813773.60999998" table:style-name="ce16">
            <text:p><text:s/>204.813.773,61<text:s/></text:p>
          </table:table-cell>
          <table:table-cell office:value-type="float" office:value="6362333.5299999993" table:style-name="ce16">
            <text:p><text:s/>6.362.333,53<text:s/></text:p>
          </table:table-cell>
          <table:table-cell office:value-type="float" office:value="158103897.19999999" table:style-name="ce16">
            <text:p><text:s/>158.103.897,20<text:s/></text:p>
          </table:table-cell>
          <table:table-cell office:value-type="float" office:value="185237168.16" table:style-name="ce16">
            <text:p><text:s/>185.237.168,16<text:s/></text:p>
          </table:table-cell>
          <table:table-cell office:value-type="float" office:value="358455638.89999998" table:style-name="ce16">
            <text:p><text:s/>358.455.638,90<text:s/></text:p>
          </table:table-cell>
          <table:table-cell office:value-type="float" office:value="154170078.47999999" table:style-name="ce16">
            <text:p><text:s/>154.170.078,48<text:s/></text:p>
          </table:table-cell>
          <table:table-cell office:value-type="float" office:value="225575731.87" table:style-name="ce16">
            <text:p><text:s/>225.575.731,87<text:s/></text:p>
          </table:table-cell>
          <table:table-cell office:value-type="float" office:value="52773585.040000007" table:style-name="ce16">
            <text:p><text:s/>52.773.585,04<text:s/></text:p>
          </table:table-cell>
          <table:table-cell office:value-type="float" office:value="864872847.14999998" table:style-name="ce16">
            <text:p><text:s/>864.872.847,15<text:s/></text:p>
          </table:table-cell>
          <table:table-cell office:value-type="float" office:value="89994290.549999997" table:style-name="ce16">
            <text:p><text:s/>89.994.290,55<text:s/></text:p>
          </table:table-cell>
          <table:table-cell office:value-type="float" office:value="115234247.98999999" table:style-name="ce16">
            <text:p><text:s/>115.234.247,99<text:s/></text:p>
          </table:table-cell>
          <table:table-cell office:value-type="float" office:value="96763656.090000004" table:style-name="ce16">
            <text:p><text:s/>96.763.656,09<text:s/></text:p>
          </table:table-cell>
          <table:table-cell office:value-type="float" office:value="43454952.489999995" table:style-name="ce16">
            <text:p><text:s/>43.454.952,49<text:s/></text:p>
          </table:table-cell>
          <table:table-cell office:value-type="float" office:value="158787636.32999998" table:style-name="ce16">
            <text:p><text:s/>158.787.636,33<text:s/></text:p>
          </table:table-cell>
          <table:table-cell office:value-type="float" office:value="35323005.240000002" table:style-name="ce16">
            <text:p><text:s/>35.323.005,24<text:s/></text:p>
          </table:table-cell>
          <table:table-cell office:value-type="float" office:value="910069406.88" table:style-name="ce16">
            <text:p><text:s/>910.069.406,88<text:s/></text:p>
          </table:table-cell>
          <table:table-cell office:value-type="float" office:value="2796611032.77" table:style-name="ce16">
            <text:p><text:s/>2.796.611.032,77<text:s/></text:p>
          </table:table-cell>
          <table:table-cell office:value-type="float" office:value="48920631.049999997" table:style-name="ce16">
            <text:p><text:s/>48.920.631,05<text:s/></text:p>
          </table:table-cell>
          <table:table-cell office:value-type="float" office:value="24144888.990000002" table:style-name="ce16">
            <text:p><text:s/>24.144.888,99<text:s/></text:p>
          </table:table-cell>
          <table:table-cell office:value-type="float" office:value="8740538.4900000002" table:style-name="ce16">
            <text:p><text:s/>8.740.538,49<text:s/></text:p>
          </table:table-cell>
          <table:table-cell office:value-type="float" office:value="632721921.51999998" table:style-name="ce16">
            <text:p><text:s/>632.721.921,52<text:s/></text:p>
          </table:table-cell>
          <table:table-cell office:value-type="float" office:value="524492046.59000003" table:style-name="ce16">
            <text:p><text:s/>524.492.046,59<text:s/></text:p>
          </table:table-cell>
          <table:table-cell office:value-type="float" office:value="25746436.119999997" table:style-name="ce16">
            <text:p><text:s/>25.746.436,12<text:s/></text:p>
          </table:table-cell>
          <table:table-cell office:value-type="float" office:value="4642368776.3599997" table:style-name="ce16">
            <text:p><text:s/>4.642.368.776,36<text:s/></text:p>
          </table:table-cell>
          <table:table-cell office:value-type="float" office:value="21548509.880000003" table:style-name="ce16">
            <text:p><text:s/>21.548.509,88<text:s/></text:p>
          </table:table-cell>
          <table:table-cell office:value-type="float" office:value="12424103651.259998" table:style-name="ce17">
            <text:p><text:s/>12.424.103.651,2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3845498.08" table:style-name="ce16">
            <text:p><text:s/>13.845.498,08<text:s/></text:p>
          </table:table-cell>
          <table:table-cell office:value-type="float" office:value="47013807.189999998" table:style-name="ce16">
            <text:p><text:s/>47.013.807,19<text:s/></text:p>
          </table:table-cell>
          <table:table-cell office:value-type="float" office:value="119642518.66" table:style-name="ce16">
            <text:p><text:s/>119.642.518,66<text:s/></text:p>
          </table:table-cell>
          <table:table-cell office:value-type="float" office:value="8978263.8399999999" table:style-name="ce16">
            <text:p><text:s/>8.978.263,84<text:s/></text:p>
          </table:table-cell>
          <table:table-cell office:value-type="float" office:value="226435802.25999999" table:style-name="ce16">
            <text:p><text:s/>226.435.802,26<text:s/></text:p>
          </table:table-cell>
          <table:table-cell office:value-type="float" office:value="204310374.94999999" table:style-name="ce16">
            <text:p><text:s/>204.310.374,95<text:s/></text:p>
          </table:table-cell>
          <table:table-cell office:value-type="float" office:value="5220954441.0600004" table:style-name="ce16">
            <text:p><text:s/>5.220.954.441,06<text:s/></text:p>
          </table:table-cell>
          <table:table-cell office:value-type="float" office:value="125720899.89" table:style-name="ce16">
            <text:p><text:s/>125.720.899,89<text:s/></text:p>
          </table:table-cell>
          <table:table-cell office:value-type="float" office:value="165113342.53" table:style-name="ce16">
            <text:p><text:s/>165.113.342,53<text:s/></text:p>
          </table:table-cell>
          <table:table-cell office:value-type="float" office:value="57459842.789999999" table:style-name="ce16">
            <text:p><text:s/>57.459.842,79<text:s/></text:p>
          </table:table-cell>
          <table:table-cell office:value-type="float" office:value="734728544.42999995" table:style-name="ce16">
            <text:p><text:s/>734.728.544,43<text:s/></text:p>
          </table:table-cell>
          <table:table-cell office:value-type="float" office:value="71610385.400000006" table:style-name="ce16">
            <text:p><text:s/>71.610.385,40<text:s/></text:p>
          </table:table-cell>
          <table:table-cell office:value-type="float" office:value="99353451.659999996" table:style-name="ce16">
            <text:p><text:s/>99.353.451,66<text:s/></text:p>
          </table:table-cell>
          <table:table-cell office:value-type="float" office:value="111763257.75" table:style-name="ce16">
            <text:p><text:s/>111.763.257,75<text:s/></text:p>
          </table:table-cell>
          <table:table-cell office:value-type="float" office:value="89676180.170000002" table:style-name="ce16">
            <text:p><text:s/>89.676.180,17<text:s/></text:p>
          </table:table-cell>
          <table:table-cell office:value-type="float" office:value="204901937.81999999" table:style-name="ce16">
            <text:p><text:s/>204.901.937,82<text:s/></text:p>
          </table:table-cell>
          <table:table-cell office:value-type="float" office:value="42499149.689999998" table:style-name="ce16">
            <text:p><text:s/>42.499.149,69<text:s/></text:p>
          </table:table-cell>
          <table:table-cell office:value-type="float" office:value="486714069.70999998" table:style-name="ce16">
            <text:p><text:s/>486.714.069,71<text:s/></text:p>
          </table:table-cell>
          <table:table-cell office:value-type="float" office:value="2279922399.3899999" table:style-name="ce16">
            <text:p><text:s/>2.279.922.399,39<text:s/></text:p>
          </table:table-cell>
          <table:table-cell office:value-type="float" office:value="78269979.269999996" table:style-name="ce16">
            <text:p><text:s/>78.269.979,27<text:s/></text:p>
          </table:table-cell>
          <table:table-cell office:value-type="float" office:value="30117104.77" table:style-name="ce16">
            <text:p><text:s/>30.117.104,77<text:s/></text:p>
          </table:table-cell>
          <table:table-cell office:value-type="float" office:value="13822403.369999999" table:style-name="ce16">
            <text:p><text:s/>13.822.403,37<text:s/></text:p>
          </table:table-cell>
          <table:table-cell office:value-type="float" office:value="599371225.27999997" table:style-name="ce16">
            <text:p><text:s/>599.371.225,28<text:s/></text:p>
          </table:table-cell>
          <table:table-cell office:value-type="float" office:value="344652077.93000001" table:style-name="ce16">
            <text:p><text:s/>344.652.077,93<text:s/></text:p>
          </table:table-cell>
          <table:table-cell office:value-type="float" office:value="45753947.840000004" table:style-name="ce16">
            <text:p><text:s/>45.753.947,84<text:s/></text:p>
          </table:table-cell>
          <table:table-cell office:value-type="float" office:value="7387431878.6599998" table:style-name="ce16">
            <text:p><text:s/>7.387.431.878,66<text:s/></text:p>
          </table:table-cell>
          <table:table-cell office:value-type="float" office:value="22424063.690000001" table:style-name="ce16">
            <text:p><text:s/>22.424.063,69<text:s/></text:p>
          </table:table-cell>
          <table:table-cell office:value-type="float" office:value="18832486848.080002" table:style-name="ce17">
            <text:p><text:s/>18.832.486.848,0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12579462.550000001" table:style-name="ce16">
            <text:p><text:s/>12.579.462,55<text:s/></text:p>
          </table:table-cell>
          <table:table-cell office:value-type="float" office:value="43616291.719999999" table:style-name="ce16">
            <text:p><text:s/>43.616.291,72<text:s/></text:p>
          </table:table-cell>
          <table:table-cell office:value-type="float" office:value="85091458.980000004" table:style-name="ce16">
            <text:p><text:s/>85.091.458,98<text:s/></text:p>
          </table:table-cell>
          <table:table-cell office:value-type="float" office:value="8565856.0800000001" table:style-name="ce16">
            <text:p><text:s/>8.565.856,08<text:s/></text:p>
          </table:table-cell>
          <table:table-cell office:value-type="float" office:value="173035730.94" table:style-name="ce16">
            <text:p><text:s/>173.035.730,94<text:s/></text:p>
          </table:table-cell>
          <table:table-cell office:value-type="float" office:value="166478131.72999999" table:style-name="ce16">
            <text:p><text:s/>166.478.131,73<text:s/></text:p>
          </table:table-cell>
          <table:table-cell office:value-type="float" office:value="4554813183.9800005" table:style-name="ce16">
            <text:p><text:s/>4.554.813.183,98<text:s/></text:p>
          </table:table-cell>
          <table:table-cell office:value-type="float" office:value="98315163.170000002" table:style-name="ce16">
            <text:p><text:s/>98.315.163,17<text:s/></text:p>
          </table:table-cell>
          <table:table-cell office:value-type="float" office:value="137990425.53999999" table:style-name="ce16">
            <text:p><text:s/>137.990.425,54<text:s/></text:p>
          </table:table-cell>
          <table:table-cell office:value-type="float" office:value="53274394.590000004" table:style-name="ce16">
            <text:p><text:s/>53.274.394,59<text:s/></text:p>
          </table:table-cell>
          <table:table-cell office:value-type="float" office:value="578791062.27999997" table:style-name="ce16">
            <text:p><text:s/>578.791.062,28<text:s/></text:p>
          </table:table-cell>
          <table:table-cell office:value-type="float" office:value="59669191.079999998" table:style-name="ce16">
            <text:p><text:s/>59.669.191,08<text:s/></text:p>
          </table:table-cell>
          <table:table-cell office:value-type="float" office:value="86308977.239999995" table:style-name="ce16">
            <text:p><text:s/>86.308.977,24<text:s/></text:p>
          </table:table-cell>
          <table:table-cell office:value-type="float" office:value="99603204.579999998" table:style-name="ce16">
            <text:p><text:s/>99.603.204,58<text:s/></text:p>
          </table:table-cell>
          <table:table-cell office:value-type="float" office:value="85628056.180000007" table:style-name="ce16">
            <text:p><text:s/>85.628.056,18<text:s/></text:p>
          </table:table-cell>
          <table:table-cell office:value-type="float" office:value="176099948.59" table:style-name="ce16">
            <text:p><text:s/>176.099.948,59<text:s/></text:p>
          </table:table-cell>
          <table:table-cell office:value-type="float" office:value="39282355.450000003" table:style-name="ce16">
            <text:p><text:s/>39.282.355,45<text:s/></text:p>
          </table:table-cell>
          <table:table-cell office:value-type="float" office:value="367462517.69" table:style-name="ce16">
            <text:p><text:s/>367.462.517,69<text:s/></text:p>
          </table:table-cell>
          <table:table-cell office:value-type="float" office:value="1177471422.3099999" table:style-name="ce16">
            <text:p><text:s/>1.177.471.422,31<text:s/></text:p>
          </table:table-cell>
          <table:table-cell office:value-type="float" office:value="71800816.659999996" table:style-name="ce16">
            <text:p><text:s/>71.800.816,66<text:s/></text:p>
          </table:table-cell>
          <table:table-cell office:value-type="float" office:value="26244819.489999998" table:style-name="ce16">
            <text:p><text:s/>26.244.819,49<text:s/></text:p>
          </table:table-cell>
          <table:table-cell office:value-type="float" office:value="12172730.91" table:style-name="ce16">
            <text:p><text:s/>12.172.730,91<text:s/></text:p>
          </table:table-cell>
          <table:table-cell office:value-type="float" office:value="459057674.17000002" table:style-name="ce16">
            <text:p><text:s/>459.057.674,17<text:s/></text:p>
          </table:table-cell>
          <table:table-cell office:value-type="float" office:value="262429553.28999999" table:style-name="ce16">
            <text:p><text:s/>262.429.553,29<text:s/></text:p>
          </table:table-cell>
          <table:table-cell office:value-type="float" office:value="36280165.759999998" table:style-name="ce16">
            <text:p><text:s/>36.280.165,76<text:s/></text:p>
          </table:table-cell>
          <table:table-cell office:value-type="float" office:value="3086777047.23" table:style-name="ce16">
            <text:p><text:s/>3.086.777.047,23<text:s/></text:p>
          </table:table-cell>
          <table:table-cell office:value-type="float" office:value="19546541.109999999" table:style-name="ce16">
            <text:p><text:s/>19.546.541,11<text:s/></text:p>
          </table:table-cell>
          <table:table-cell office:value-type="float" office:value="11978386183.300001" table:style-name="ce17">
            <text:p><text:s/>11.978.386.183,3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35404.04" table:style-name="ce16">
            <text:p><text:s/>535.404,04<text:s/></text:p>
          </table:table-cell>
          <table:table-cell office:value-type="float" office:value="1123783.32" table:style-name="ce16">
            <text:p><text:s/>1.123.783,32<text:s/></text:p>
          </table:table-cell>
          <table:table-cell office:value-type="float" office:value="8078763.5499999998" table:style-name="ce16">
            <text:p><text:s/>8.078.763,55<text:s/></text:p>
          </table:table-cell>
          <table:table-cell office:value-type="float" office:value="126278.99" table:style-name="ce16">
            <text:p><text:s/>126.278,99<text:s/></text:p>
          </table:table-cell>
          <table:table-cell office:value-type="float" office:value="10210329.279999999" table:style-name="ce16">
            <text:p><text:s/>10.210.329,28<text:s/></text:p>
          </table:table-cell>
          <table:table-cell office:value-type="float" office:value="18182009.02" table:style-name="ce16">
            <text:p><text:s/>18.182.009,02<text:s/></text:p>
          </table:table-cell>
          <table:table-cell office:value-type="float" office:value="254325230.16999999" table:style-name="ce16">
            <text:p><text:s/>254.325.230,17<text:s/></text:p>
          </table:table-cell>
          <table:table-cell office:value-type="float" office:value="8245626.6600000001" table:style-name="ce16">
            <text:p><text:s/>8.245.626,66<text:s/></text:p>
          </table:table-cell>
          <table:table-cell office:value-type="float" office:value="7411750.9800000004" table:style-name="ce16">
            <text:p><text:s/>7.411.750,98<text:s/></text:p>
          </table:table-cell>
          <table:table-cell office:value-type="float" office:value="1025747.16" table:style-name="ce16">
            <text:p><text:s/>1.025.747,16<text:s/></text:p>
          </table:table-cell>
          <table:table-cell office:value-type="float" office:value="64032514.259999998" table:style-name="ce16">
            <text:p><text:s/>64.032.514,26<text:s/></text:p>
          </table:table-cell>
          <table:table-cell office:value-type="float" office:value="4739651.18" table:style-name="ce16">
            <text:p><text:s/>4.739.651,18<text:s/></text:p>
          </table:table-cell>
          <table:table-cell office:value-type="float" office:value="4708484.49" table:style-name="ce16">
            <text:p><text:s/>4.708.484,49<text:s/></text:p>
          </table:table-cell>
          <table:table-cell office:value-type="float" office:value="4604480.6500000004" table:style-name="ce16">
            <text:p><text:s/>4.604.480,65<text:s/></text:p>
          </table:table-cell>
          <table:table-cell office:value-type="float" office:value="1480976.79" table:style-name="ce16">
            <text:p><text:s/>1.480.976,79<text:s/></text:p>
          </table:table-cell>
          <table:table-cell office:value-type="float" office:value="12739886.49" table:style-name="ce16">
            <text:p><text:s/>12.739.886,49<text:s/></text:p>
          </table:table-cell>
          <table:table-cell office:value-type="float" office:value="1011522.54" table:style-name="ce16">
            <text:p><text:s/>1.011.522,54<text:s/></text:p>
          </table:table-cell>
          <table:table-cell office:value-type="float" office:value="48058255.619999997" table:style-name="ce16">
            <text:p><text:s/>48.058.255,62<text:s/></text:p>
          </table:table-cell>
          <table:table-cell office:value-type="float" office:value="550588663.88" table:style-name="ce16">
            <text:p><text:s/>550.588.663,88<text:s/></text:p>
          </table:table-cell>
          <table:table-cell office:value-type="float" office:value="1670496.9" table:style-name="ce16">
            <text:p><text:s/>1.670.496,90<text:s/></text:p>
          </table:table-cell>
          <table:table-cell office:value-type="float" office:value="1502368.2" table:style-name="ce16">
            <text:p><text:s/>1.502.368,20<text:s/></text:p>
          </table:table-cell>
          <table:table-cell office:value-type="float" office:value="326375.13" table:style-name="ce16">
            <text:p><text:s/>326.375,13<text:s/></text:p>
          </table:table-cell>
          <table:table-cell office:value-type="float" office:value="73655488.829999998" table:style-name="ce16">
            <text:p><text:s/>73.655.488,83<text:s/></text:p>
          </table:table-cell>
          <table:table-cell office:value-type="float" office:value="32610446.27" table:style-name="ce16">
            <text:p><text:s/>32.610.446,27<text:s/></text:p>
          </table:table-cell>
          <table:table-cell office:value-type="float" office:value="1731939.59" table:style-name="ce16">
            <text:p><text:s/>1.731.939,59<text:s/></text:p>
          </table:table-cell>
          <table:table-cell office:value-type="float" office:value="1671890616.8599999" table:style-name="ce16">
            <text:p><text:s/>1.671.890.616,86<text:s/></text:p>
          </table:table-cell>
          <table:table-cell office:value-type="float" office:value="495403.19" table:style-name="ce16">
            <text:p><text:s/>495.403,19<text:s/></text:p>
          </table:table-cell>
          <table:table-cell office:value-type="float" office:value="2785112494.04" table:style-name="ce17">
            <text:p><text:s/>2.785.112.494,0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8227.09" table:style-name="ce16">
            <text:p><text:s/>8.227,09<text:s/></text:p>
          </table:table-cell>
          <table:table-cell office:value-type="float" office:value="249909.74" table:style-name="ce16">
            <text:p><text:s/>249.909,74<text:s/></text:p>
          </table:table-cell>
          <table:table-cell office:value-type="float" office:value="14386909.25" table:style-name="ce16">
            <text:p><text:s/>14.386.909,25<text:s/></text:p>
          </table:table-cell>
          <table:table-cell office:value-type="float" office:value="13012.64" table:style-name="ce16">
            <text:p><text:s/>13.012,64<text:s/></text:p>
          </table:table-cell>
          <table:table-cell office:value-type="float" office:value="29696454.420000002" table:style-name="ce16">
            <text:p><text:s/>29.696.454,42<text:s/></text:p>
          </table:table-cell>
          <table:table-cell office:value-type="float" office:value="7251934.8799999999" table:style-name="ce16">
            <text:p><text:s/>7.251.934,88<text:s/></text:p>
          </table:table-cell>
          <table:table-cell office:value-type="float" office:value="231446188.41" table:style-name="ce16">
            <text:p><text:s/>231.446.188,41<text:s/></text:p>
          </table:table-cell>
          <table:table-cell office:value-type="float" office:value="11195478.699999999" table:style-name="ce16">
            <text:p><text:s/>11.195.478,70<text:s/></text:p>
          </table:table-cell>
          <table:table-cell office:value-type="float" office:value="11770016.32" table:style-name="ce16">
            <text:p><text:s/>11.770.016,32<text:s/></text:p>
          </table:table-cell>
          <table:table-cell office:value-type="float" office:value="447237.19" table:style-name="ce16">
            <text:p><text:s/>447.237,19<text:s/></text:p>
          </table:table-cell>
          <table:table-cell office:value-type="float" office:value="51199180.060000002" table:style-name="ce16">
            <text:p><text:s/>51.199.180,06<text:s/></text:p>
          </table:table-cell>
          <table:table-cell office:value-type="float" office:value="4289754.1100000003" table:style-name="ce16">
            <text:p><text:s/>4.289.754,11<text:s/></text:p>
          </table:table-cell>
          <table:table-cell office:value-type="float" office:value="3674806.71" table:style-name="ce16">
            <text:p><text:s/>3.674.806,71<text:s/></text:p>
          </table:table-cell>
          <table:table-cell office:value-type="float" office:value="2595021.19" table:style-name="ce16">
            <text:p><text:s/>2.595.021,19<text:s/></text:p>
          </table:table-cell>
          <table:table-cell office:value-type="float" office:value="546228.26" table:style-name="ce16">
            <text:p><text:s/>546.228,26<text:s/></text:p>
          </table:table-cell>
          <table:table-cell office:value-type="float" office:value="6911346.5099999998" table:style-name="ce16">
            <text:p><text:s/>6.911.346,51<text:s/></text:p>
          </table:table-cell>
          <table:table-cell office:value-type="float" office:value="82723.87" table:style-name="ce16">
            <text:p><text:s/>82.723,87<text:s/></text:p>
          </table:table-cell>
          <table:table-cell office:value-type="float" office:value="45579669.799999997" table:style-name="ce16">
            <text:p><text:s/>45.579.669,80<text:s/></text:p>
          </table:table-cell>
          <table:table-cell office:value-type="float" office:value="447316656.93000001" table:style-name="ce16">
            <text:p><text:s/>447.316.656,93<text:s/></text:p>
          </table:table-cell>
          <table:table-cell office:value-type="float" office:value="2632602.56" table:style-name="ce16">
            <text:p><text:s/>2.632.602,56<text:s/></text:p>
          </table:table-cell>
          <table:table-cell office:value-type="float" office:value="998952.94" table:style-name="ce16">
            <text:p><text:s/>998.952,94<text:s/></text:p>
          </table:table-cell>
          <table:table-cell office:value-type="float" office:value="35644.99" table:style-name="ce16">
            <text:p><text:s/>35.644,99<text:s/></text:p>
          </table:table-cell>
          <table:table-cell office:value-type="float" office:value="28034284.600000001" table:style-name="ce16">
            <text:p><text:s/>28.034.284,60<text:s/></text:p>
          </table:table-cell>
          <table:table-cell office:value-type="float" office:value="27953244.800000001" table:style-name="ce16">
            <text:p><text:s/>27.953.244,80<text:s/></text:p>
          </table:table-cell>
          <table:table-cell office:value-type="float" office:value="2087077.79" table:style-name="ce16">
            <text:p><text:s/>2.087.077,79<text:s/></text:p>
          </table:table-cell>
          <table:table-cell office:value-type="float" office:value="2063552809.03" table:style-name="ce16">
            <text:p><text:s/>2.063.552.809,03<text:s/></text:p>
          </table:table-cell>
          <table:table-cell office:value-type="float" office:value="1586857.67" table:style-name="ce16">
            <text:p><text:s/>1.586.857,67<text:s/></text:p>
          </table:table-cell>
          <table:table-cell office:value-type="float" office:value="2995542230.46" table:style-name="ce17">
            <text:p><text:s/>2.995.542.230,4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22404.4" table:style-name="ce16">
            <text:p><text:s/>722.404,40<text:s/></text:p>
          </table:table-cell>
          <table:table-cell office:value-type="float" office:value="2023822.4100000001" table:style-name="ce16">
            <text:p><text:s/>2.023.822,41<text:s/></text:p>
          </table:table-cell>
          <table:table-cell office:value-type="float" office:value="12085386.880000001" table:style-name="ce16">
            <text:p><text:s/>12.085.386,88<text:s/></text:p>
          </table:table-cell>
          <table:table-cell office:value-type="float" office:value="273116.13" table:style-name="ce16">
            <text:p><text:s/>273.116,13<text:s/></text:p>
          </table:table-cell>
          <table:table-cell office:value-type="float" office:value="13493287.619999999" table:style-name="ce16">
            <text:p><text:s/>13.493.287,62<text:s/></text:p>
          </table:table-cell>
          <table:table-cell office:value-type="float" office:value="12398299.32" table:style-name="ce16">
            <text:p><text:s/>12.398.299,32<text:s/></text:p>
          </table:table-cell>
          <table:table-cell office:value-type="float" office:value="180369838.5" table:style-name="ce16">
            <text:p><text:s/>180.369.838,50<text:s/></text:p>
          </table:table-cell>
          <table:table-cell office:value-type="float" office:value="7964631.3600000003" table:style-name="ce16">
            <text:p><text:s/>7.964.631,36<text:s/></text:p>
          </table:table-cell>
          <table:table-cell office:value-type="float" office:value="7941149.6899999995" table:style-name="ce16">
            <text:p><text:s/>7.941.149,69<text:s/></text:p>
          </table:table-cell>
          <table:table-cell office:value-type="float" office:value="2712463.85" table:style-name="ce16">
            <text:p><text:s/>2.712.463,85<text:s/></text:p>
          </table:table-cell>
          <table:table-cell office:value-type="float" office:value="40705787.829999998" table:style-name="ce16">
            <text:p><text:s/>40.705.787,83<text:s/></text:p>
          </table:table-cell>
          <table:table-cell office:value-type="float" office:value="2911789.03" table:style-name="ce16">
            <text:p><text:s/>2.911.789,03<text:s/></text:p>
          </table:table-cell>
          <table:table-cell office:value-type="float" office:value="4661183.22" table:style-name="ce16">
            <text:p><text:s/>4.661.183,22<text:s/></text:p>
          </table:table-cell>
          <table:table-cell office:value-type="float" office:value="4960551.33" table:style-name="ce16">
            <text:p><text:s/>4.960.551,33<text:s/></text:p>
          </table:table-cell>
          <table:table-cell office:value-type="float" office:value="2020918.94" table:style-name="ce16">
            <text:p><text:s/>2.020.918,94<text:s/></text:p>
          </table:table-cell>
          <table:table-cell office:value-type="float" office:value="9150756.2300000004" table:style-name="ce16">
            <text:p><text:s/>9.150.756,23<text:s/></text:p>
          </table:table-cell>
          <table:table-cell office:value-type="float" office:value="2122547.83" table:style-name="ce16">
            <text:p><text:s/>2.122.547,83<text:s/></text:p>
          </table:table-cell>
          <table:table-cell office:value-type="float" office:value="25613626.599999998" table:style-name="ce16">
            <text:p><text:s/>25.613.626,60<text:s/></text:p>
          </table:table-cell>
          <table:table-cell office:value-type="float" office:value="104545656.27" table:style-name="ce16">
            <text:p><text:s/>104.545.656,27<text:s/></text:p>
          </table:table-cell>
          <table:table-cell office:value-type="float" office:value="2166063.1500000004" table:style-name="ce16">
            <text:p><text:s/>2.166.063,15<text:s/></text:p>
          </table:table-cell>
          <table:table-cell office:value-type="float" office:value="1370964.1400000001" table:style-name="ce16">
            <text:p><text:s/>1.370.964,14<text:s/></text:p>
          </table:table-cell>
          <table:table-cell office:value-type="float" office:value="1287652.3400000001" table:style-name="ce16">
            <text:p><text:s/>1.287.652,34<text:s/></text:p>
          </table:table-cell>
          <table:table-cell office:value-type="float" office:value="38623777.68" table:style-name="ce16">
            <text:p><text:s/>38.623.777,68<text:s/></text:p>
          </table:table-cell>
          <table:table-cell office:value-type="float" office:value="21658833.57" table:style-name="ce16">
            <text:p><text:s/>21.658.833,57<text:s/></text:p>
          </table:table-cell>
          <table:table-cell office:value-type="float" office:value="5654764.6999999993" table:style-name="ce16">
            <text:p><text:s/>5.654.764,70<text:s/></text:p>
          </table:table-cell>
          <table:table-cell office:value-type="float" office:value="565211405.53999996" table:style-name="ce16">
            <text:p><text:s/>565.211.405,54<text:s/></text:p>
          </table:table-cell>
          <table:table-cell office:value-type="float" office:value="795261.72000000009" table:style-name="ce16">
            <text:p><text:s/>795.261,72<text:s/></text:p>
          </table:table-cell>
          <table:table-cell office:value-type="float" office:value="1073445940.28" table:style-name="ce17">
            <text:p><text:s/>1.073.445.940,2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1309.3800000000001" table:style-name="ce16">
            <text:p><text:s/>1.309,38<text:s/></text:p>
          </table:table-cell>
          <table:table-cell office:value-type="float" office:value="69872.17" table:style-name="ce16">
            <text:p><text:s/>69.872,17<text:s/></text:p>
          </table:table-cell>
          <table:table-cell office:value-type="float" office:value="3315330.06" table:style-name="ce16">
            <text:p><text:s/>3.315.330,06<text:s/></text:p>
          </table:table-cell>
          <table:table-cell office:value-type="float" office:value="200604.38" table:style-name="ce16">
            <text:p><text:s/>200.604,38<text:s/></text:p>
          </table:table-cell>
          <table:table-cell office:value-type="float" office:value="1356310.01" table:style-name="ce16">
            <text:p><text:s/>1.356.310,01<text:s/></text:p>
          </table:table-cell>
          <table:table-cell office:value-type="float" office:value="325916.82" table:style-name="ce16">
            <text:p><text:s/>325.916,82<text:s/></text:p>
          </table:table-cell>
          <table:table-cell office:value-type="float" office:value="62591051.240000002" table:style-name="ce16">
            <text:p><text:s/>62.591.051,24<text:s/></text:p>
          </table:table-cell>
          <table:table-cell office:value-type="float" office:value="517282.17" table:style-name="ce16">
            <text:p><text:s/>517.282,17<text:s/></text:p>
          </table:table-cell>
          <table:table-cell office:value-type="float" office:value="251740.39" table:style-name="ce16">
            <text:p><text:s/>251.740,39<text:s/></text:p>
          </table:table-cell>
          <table:table-cell office:value-type="float" office:value="60549.96" table:style-name="ce16">
            <text:p><text:s/>60.549,96<text:s/></text:p>
          </table:table-cell>
          <table:table-cell office:value-type="float" office:value="31577979.460000001" table:style-name="ce16">
            <text:p><text:s/>31.577.979,46<text:s/></text:p>
          </table:table-cell>
          <table:table-cell office:value-type="float" office:value="109011.58" table:style-name="ce16">
            <text:p><text:s/>109.011,58<text:s/></text:p>
          </table:table-cell>
          <table:table-cell office:value-type="float" office:value="2593862.16" table:style-name="ce16">
            <text:p><text:s/>2.593.862,16<text:s/></text:p>
          </table:table-cell>
          <table:table-cell office:value-type="float" office:value="3509379.16" table:style-name="ce16">
            <text:p><text:s/>3.509.379,16<text:s/></text:p>
          </table:table-cell>
          <table:table-cell office:value-type="float" office:value="29981.919999999998" table:style-name="ce16">
            <text:p><text:s/>29.981,92<text:s/></text:p>
          </table:table-cell>
          <table:table-cell office:value-type="float" office:value="1545558.93" table:style-name="ce16">
            <text:p><text:s/>1.545.558,93<text:s/></text:p>
          </table:table-cell>
          <table:table-cell office:value-type="float" office:value="209693.83" table:style-name="ce16">
            <text:p><text:s/>209.693,83<text:s/></text:p>
          </table:table-cell>
          <table:table-cell office:value-type="float" office:value="11700966.5" table:style-name="ce16">
            <text:p><text:s/>11.700.966,50<text:s/></text:p>
          </table:table-cell>
          <table:table-cell office:value-type="float" office:value="75757864.409999996" table:style-name="ce16">
            <text:p><text:s/>75.757.864,41<text:s/></text:p>
          </table:table-cell>
          <table:table-cell office:value-type="float" office:value="106134.26" table:style-name="ce16">
            <text:p><text:s/>106.134,26<text:s/></text:p>
          </table:table-cell>
          <table:table-cell office:value-type="float" office:value="310038.96000000002" table:style-name="ce16">
            <text:p><text:s/>310.038,96<text:s/></text:p>
          </table:table-cell>
          <table:table-cell office:value-type="float" office:value="27864.38" table:style-name="ce16">
            <text:p><text:s/>27.864,38<text:s/></text:p>
          </table:table-cell>
          <table:table-cell office:value-type="float" office:value="8476154.6999999993" table:style-name="ce16">
            <text:p><text:s/>8.476.154,70<text:s/></text:p>
          </table:table-cell>
          <table:table-cell office:value-type="float" office:value="781523.24" table:style-name="ce16">
            <text:p><text:s/>781.523,24<text:s/></text:p>
          </table:table-cell>
          <table:table-cell office:value-type="float" office:value="106611.03" table:style-name="ce16">
            <text:p><text:s/>106.611,03<text:s/></text:p>
          </table:table-cell>
          <table:table-cell office:value-type="float" office:value="845034480.70000005" table:style-name="ce16">
            <text:p><text:s/>845.034.480,70<text:s/></text:p>
          </table:table-cell>
          <table:table-cell office:value-type="float" office:value="51830.91" table:style-name="ce16">
            <text:p><text:s/>51.830,91<text:s/></text:p>
          </table:table-cell>
          <table:table-cell office:value-type="float" office:value="1050618902.7099999" table:style-name="ce17">
            <text:p><text:s/>1.050.618.902,7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21528.91" table:style-name="ce16">
            <text:p><text:s/>221.528,91<text:s/></text:p>
          </table:table-cell>
          <table:table-cell office:value-type="float" office:value="448648.37" table:style-name="ce16">
            <text:p><text:s/>448.648,37<text:s/></text:p>
          </table:table-cell>
          <table:table-cell office:value-type="float" office:value="215571.07" table:style-name="ce16">
            <text:p><text:s/>215.571,07<text:s/></text:p>
          </table:table-cell>
          <table:table-cell office:value-type="float" office:value="22964.16" table:style-name="ce16">
            <text:p><text:s/>22.964,16<text:s/></text:p>
          </table:table-cell>
          <table:table-cell office:value-type="float" office:value="3044124.49" table:style-name="ce16">
            <text:p><text:s/>3.044.124,49<text:s/></text:p>
          </table:table-cell>
          <table:table-cell office:value-type="float" office:value="260914.7" table:style-name="ce16">
            <text:p><text:s/>260.914,70<text:s/></text:p>
          </table:table-cell>
          <table:table-cell office:value-type="float" office:value="143240.79" table:style-name="ce16">
            <text:p><text:s/>143.240,79<text:s/></text:p>
          </table:table-cell>
          <table:table-cell office:value-type="float" office:value="565773.56000000006" table:style-name="ce16">
            <text:p><text:s/>565.773,56<text:s/></text:p>
          </table:table-cell>
          <table:table-cell office:value-type="float" office:value="18065642.609999999" table:style-name="ce16">
            <text:p><text:s/>18.065.642,61<text:s/></text:p>
          </table:table-cell>
          <table:table-cell office:value-type="float" office:value="553185.42000000004" table:style-name="ce16">
            <text:p><text:s/>553.185,42<text:s/></text:p>
          </table:table-cell>
          <table:table-cell office:value-type="float" office:value="10631967.800000001" table:style-name="ce16">
            <text:p><text:s/>10.631.967,80<text:s/></text:p>
          </table:table-cell>
          <table:table-cell office:value-type="float" office:value="33686140.159999996" table:style-name="ce16">
            <text:p><text:s/>33.686.140,16<text:s/></text:p>
          </table:table-cell>
          <table:table-cell office:value-type="float" office:value="23714383.710000001" table:style-name="ce16">
            <text:p><text:s/>23.714.383,71<text:s/></text:p>
          </table:table-cell>
          <table:table-cell office:value-type="float" office:value="2391725.23" table:style-name="ce16">
            <text:p><text:s/>2.391.725,23<text:s/></text:p>
          </table:table-cell>
          <table:table-cell office:value-type="float" office:value="504089" table:style-name="ce16">
            <text:p><text:s/>504.089,00<text:s/></text:p>
          </table:table-cell>
          <table:table-cell office:value-type="float" office:value="535648.23" table:style-name="ce16">
            <text:p><text:s/>535.648,23<text:s/></text:p>
          </table:table-cell>
          <table:table-cell office:value-type="float" office:value="1362535.09" table:style-name="ce16">
            <text:p><text:s/>1.362.535,09<text:s/></text:p>
          </table:table-cell>
          <table:table-cell office:value-type="float" office:value="12316671.17" table:style-name="ce16">
            <text:p><text:s/>12.316.671,17<text:s/></text:p>
          </table:table-cell>
          <table:table-cell office:value-type="float" office:value="1136626.3600000001" table:style-name="ce16">
            <text:p><text:s/>1.136.626,36<text:s/></text:p>
          </table:table-cell>
          <table:table-cell office:value-type="float" office:value="148643.39000000001" table:style-name="ce16">
            <text:p><text:s/>148.643,39<text:s/></text:p>
          </table:table-cell>
          <table:table-cell office:value-type="float" office:value="819143.79" table:style-name="ce16">
            <text:p><text:s/>819.143,79<text:s/></text:p>
          </table:table-cell>
          <table:table-cell office:value-type="float" office:value="110531.51" table:style-name="ce16">
            <text:p><text:s/>110.531,51<text:s/></text:p>
          </table:table-cell>
          <table:table-cell office:value-type="float" office:value="13946017.76" table:style-name="ce16">
            <text:p><text:s/>13.946.017,76<text:s/></text:p>
          </table:table-cell>
          <table:table-cell office:value-type="float" office:value="1605323.57" table:style-name="ce16">
            <text:p><text:s/>1.605.323,57<text:s/></text:p>
          </table:table-cell>
          <table:table-cell office:value-type="float" office:value="203795" table:style-name="ce16">
            <text:p><text:s/>203.795,00<text:s/></text:p>
          </table:table-cell>
          <table:table-cell office:value-type="float" office:value="26602025.829999998" table:style-name="ce16">
            <text:p><text:s/>26.602.025,83<text:s/></text:p>
          </table:table-cell>
          <table:table-cell office:value-type="float" office:value="3000483.14" table:style-name="ce16">
            <text:p><text:s/>3.000.483,14<text:s/></text:p>
          </table:table-cell>
          <table:table-cell office:value-type="float" office:value="156257344.81999999" table:style-name="ce17">
            <text:p><text:s/>156.257.344,8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6070816.939999999" table:style-name="ce16">
            <text:p><text:s/>16.070.816,94<text:s/></text:p>
          </table:table-cell>
          <table:table-cell office:value-type="float" office:value="76167720.340000004" table:style-name="ce16">
            <text:p><text:s/>76.167.720,34<text:s/></text:p>
          </table:table-cell>
          <table:table-cell office:value-type="float" office:value="647811866.96000004" table:style-name="ce16">
            <text:p><text:s/>647.811.866,96<text:s/></text:p>
          </table:table-cell>
          <table:table-cell office:value-type="float" office:value="10417164.09" table:style-name="ce16">
            <text:p><text:s/>10.417.164,09<text:s/></text:p>
          </table:table-cell>
          <table:table-cell office:value-type="float" office:value="683015699.83000004" table:style-name="ce16">
            <text:p><text:s/>683.015.699,83<text:s/></text:p>
          </table:table-cell>
          <table:table-cell office:value-type="float" office:value="490021946.86000001" table:style-name="ce16">
            <text:p><text:s/>490.021.946,86<text:s/></text:p>
          </table:table-cell>
          <table:table-cell office:value-type="float" office:value="868312239.86000001" table:style-name="ce16">
            <text:p><text:s/>868.312.239,86<text:s/></text:p>
          </table:table-cell>
          <table:table-cell office:value-type="float" office:value="463484851.95999998" table:style-name="ce16">
            <text:p><text:s/>463.484.851,96<text:s/></text:p>
          </table:table-cell>
          <table:table-cell office:value-type="float" office:value="383726963.00999999" table:style-name="ce16">
            <text:p><text:s/>383.726.963,01<text:s/></text:p>
          </table:table-cell>
          <table:table-cell office:value-type="float" office:value="246581108.28999999" table:style-name="ce16">
            <text:p><text:s/>246.581.108,29<text:s/></text:p>
          </table:table-cell>
          <table:table-cell office:value-type="float" office:value="1460165928.3699999" table:style-name="ce16">
            <text:p><text:s/>1.460.165.928,37<text:s/></text:p>
          </table:table-cell>
          <table:table-cell office:value-type="float" office:value="167101341.97" table:style-name="ce16">
            <text:p><text:s/>167.101.341,97<text:s/></text:p>
          </table:table-cell>
          <table:table-cell office:value-type="float" office:value="233131476.58000001" table:style-name="ce16">
            <text:p><text:s/>233.131.476,58<text:s/></text:p>
          </table:table-cell>
          <table:table-cell office:value-type="float" office:value="209069047.31999999" table:style-name="ce16">
            <text:p><text:s/>209.069.047,32<text:s/></text:p>
          </table:table-cell>
          <table:table-cell office:value-type="float" office:value="122394838.01000001" table:style-name="ce16">
            <text:p><text:s/>122.394.838,01<text:s/></text:p>
          </table:table-cell>
          <table:table-cell office:value-type="float" office:value="685787141.87" table:style-name="ce16">
            <text:p><text:s/>685.787.141,87<text:s/></text:p>
          </table:table-cell>
          <table:table-cell office:value-type="float" office:value="61400597.579999998" table:style-name="ce16">
            <text:p><text:s/>61.400.597,58<text:s/></text:p>
          </table:table-cell>
          <table:table-cell office:value-type="float" office:value="1704783287.5899999" table:style-name="ce16">
            <text:p><text:s/>1.704.783.287,59<text:s/></text:p>
          </table:table-cell>
          <table:table-cell office:value-type="float" office:value="2863714383.5599999" table:style-name="ce16">
            <text:p><text:s/>2.863.714.383,56<text:s/></text:p>
          </table:table-cell>
          <table:table-cell office:value-type="float" office:value="122480768.73999999" table:style-name="ce16">
            <text:p><text:s/>122.480.768,74<text:s/></text:p>
          </table:table-cell>
          <table:table-cell office:value-type="float" office:value="54690500.200000003" table:style-name="ce16">
            <text:p><text:s/>54.690.500,20<text:s/></text:p>
          </table:table-cell>
          <table:table-cell office:value-type="float" office:value="13908770.77" table:style-name="ce16">
            <text:p><text:s/>13.908.770,77<text:s/></text:p>
          </table:table-cell>
          <table:table-cell office:value-type="float" office:value="1412226163.5699999" table:style-name="ce16">
            <text:p><text:s/>1.412.226.163,57<text:s/></text:p>
          </table:table-cell>
          <table:table-cell office:value-type="float" office:value="1872061986.46" table:style-name="ce16">
            <text:p><text:s/>1.872.061.986,46<text:s/></text:p>
          </table:table-cell>
          <table:table-cell office:value-type="float" office:value="76306824.5" table:style-name="ce16">
            <text:p><text:s/>76.306.824,50<text:s/></text:p>
          </table:table-cell>
          <table:table-cell office:value-type="float" office:value="11325124399.889999" table:style-name="ce16">
            <text:p><text:s/>11.325.124.399,89<text:s/></text:p>
          </table:table-cell>
          <table:table-cell office:value-type="float" office:value="44157094.549999997" table:style-name="ce16">
            <text:p><text:s/>44.157.094,55<text:s/></text:p>
          </table:table-cell>
          <table:table-cell office:value-type="float" office:value="26314114929.669998" table:style-name="ce17">
            <text:p><text:s/>26.314.114.929,6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8216.51" table:style-name="ce16">
            <text:p><text:s/>8.216,51<text:s/></text:p>
          </table:table-cell>
          <table:table-cell office:value-type="float" office:value="51967.43" table:style-name="ce16">
            <text:p><text:s/>51.967,43<text:s/></text:p>
          </table:table-cell>
          <table:table-cell office:value-type="float" office:value="495173.97" table:style-name="ce16">
            <text:p><text:s/>495.173,97<text:s/></text:p>
          </table:table-cell>
          <table:table-cell office:value-type="float" office:value="8694.25" table:style-name="ce16">
            <text:p><text:s/>8.694,25<text:s/></text:p>
          </table:table-cell>
          <table:table-cell office:value-type="float" office:value="2789792.35" table:style-name="ce16">
            <text:p><text:s/>2.789.792,35<text:s/></text:p>
          </table:table-cell>
          <table:table-cell office:value-type="float" office:value="44628563.490000002" table:style-name="ce16">
            <text:p><text:s/>44.628.563,49<text:s/></text:p>
          </table:table-cell>
          <table:table-cell office:value-type="float" office:value="263838600.81" table:style-name="ce16">
            <text:p><text:s/>263.838.600,81<text:s/></text:p>
          </table:table-cell>
          <table:table-cell office:value-type="float" office:value="4611397" table:style-name="ce16">
            <text:p><text:s/>4.611.397,00<text:s/></text:p>
          </table:table-cell>
          <table:table-cell office:value-type="float" office:value="480620.34" table:style-name="ce16">
            <text:p><text:s/>480.620,34<text:s/></text:p>
          </table:table-cell>
          <table:table-cell office:value-type="float" office:value="46030.61" table:style-name="ce16">
            <text:p><text:s/>46.030,61<text:s/></text:p>
          </table:table-cell>
          <table:table-cell office:value-type="float" office:value="41813319.630000003" table:style-name="ce16">
            <text:p><text:s/>41.813.319,63<text:s/></text:p>
          </table:table-cell>
          <table:table-cell office:value-type="float" office:value="16426.310000000001" table:style-name="ce16">
            <text:p><text:s/>16.426,31<text:s/></text:p>
          </table:table-cell>
          <table:table-cell office:value-type="float" office:value="255948.23" table:style-name="ce16">
            <text:p><text:s/>255.948,23<text:s/></text:p>
          </table:table-cell>
          <table:table-cell office:value-type="float" office:value="16285009.73" table:style-name="ce16">
            <text:p><text:s/>16.285.009,73<text:s/></text:p>
          </table:table-cell>
          <table:table-cell office:value-type="float" office:value="27319.07" table:style-name="ce16">
            <text:p><text:s/>27.319,07<text:s/></text:p>
          </table:table-cell>
          <table:table-cell office:value-type="float" office:value="1323746.1499999999" table:style-name="ce16">
            <text:p><text:s/>1.323.746,15<text:s/></text:p>
          </table:table-cell>
          <table:table-cell office:value-type="float" office:value="33660.03" table:style-name="ce16">
            <text:p><text:s/>33.660,03<text:s/></text:p>
          </table:table-cell>
          <table:table-cell office:value-type="float" office:value="20799635.510000002" table:style-name="ce16">
            <text:p><text:s/>20.799.635,51<text:s/></text:p>
          </table:table-cell>
          <table:table-cell office:value-type="float" office:value="246011905.59" table:style-name="ce16">
            <text:p><text:s/>246.011.905,59<text:s/></text:p>
          </table:table-cell>
          <table:table-cell office:value-type="float" office:value="53609.3" table:style-name="ce16">
            <text:p><text:s/>53.609,30<text:s/></text:p>
          </table:table-cell>
          <table:table-cell office:value-type="float" office:value="359624.52" table:style-name="ce16">
            <text:p><text:s/>359.624,52<text:s/></text:p>
          </table:table-cell>
          <table:table-cell office:value-type="float" office:value="38128.85" table:style-name="ce16">
            <text:p><text:s/>38.128,85<text:s/></text:p>
          </table:table-cell>
          <table:table-cell office:value-type="float" office:value="85139324.530000001" table:style-name="ce16">
            <text:p><text:s/>85.139.324,53<text:s/></text:p>
          </table:table-cell>
          <table:table-cell office:value-type="float" office:value="2145625.04" table:style-name="ce16">
            <text:p><text:s/>2.145.625,04<text:s/></text:p>
          </table:table-cell>
          <table:table-cell office:value-type="float" office:value="1842310.7" table:style-name="ce16">
            <text:p><text:s/>1.842.310,70<text:s/></text:p>
          </table:table-cell>
          <table:table-cell office:value-type="float" office:value="907516877.14999998" table:style-name="ce16">
            <text:p><text:s/>907.516.877,15<text:s/></text:p>
          </table:table-cell>
          <table:table-cell office:value-type="float" office:value="23298.98" table:style-name="ce16">
            <text:p><text:s/>23.298,98<text:s/></text:p>
          </table:table-cell>
          <table:table-cell office:value-type="float" office:value="1640644826.0799999" table:style-name="ce17">
            <text:p><text:s/>1.640.644.826,0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6062600.43" table:style-name="ce16">
            <text:p><text:s/>16.062.600,43<text:s/></text:p>
          </table:table-cell>
          <table:table-cell office:value-type="float" office:value="76115752.909999996" table:style-name="ce16">
            <text:p><text:s/>76.115.752,91<text:s/></text:p>
          </table:table-cell>
          <table:table-cell office:value-type="float" office:value="647316692.99000001" table:style-name="ce16">
            <text:p><text:s/>647.316.692,99<text:s/></text:p>
          </table:table-cell>
          <table:table-cell office:value-type="float" office:value="10408469.84" table:style-name="ce16">
            <text:p><text:s/>10.408.469,84<text:s/></text:p>
          </table:table-cell>
          <table:table-cell office:value-type="float" office:value="680225907.48000002" table:style-name="ce16">
            <text:p><text:s/>680.225.907,48<text:s/></text:p>
          </table:table-cell>
          <table:table-cell office:value-type="float" office:value="445393383.37000006" table:style-name="ce16">
            <text:p><text:s/>445.393.383,37<text:s/></text:p>
          </table:table-cell>
          <table:table-cell office:value-type="float" office:value="604473639.05000007" table:style-name="ce16">
            <text:p><text:s/>604.473.639,05<text:s/></text:p>
          </table:table-cell>
          <table:table-cell office:value-type="float" office:value="458873454.96000004" table:style-name="ce16">
            <text:p><text:s/>458.873.454,96<text:s/></text:p>
          </table:table-cell>
          <table:table-cell office:value-type="float" office:value="383246342.66999996" table:style-name="ce16">
            <text:p><text:s/>383.246.342,67<text:s/></text:p>
          </table:table-cell>
          <table:table-cell office:value-type="float" office:value="246535077.68000001" table:style-name="ce16">
            <text:p><text:s/>246.535.077,68<text:s/></text:p>
          </table:table-cell>
          <table:table-cell office:value-type="float" office:value="1418352608.7399998" table:style-name="ce16">
            <text:p><text:s/>1.418.352.608,74<text:s/></text:p>
          </table:table-cell>
          <table:table-cell office:value-type="float" office:value="167084915.66000003" table:style-name="ce16">
            <text:p><text:s/>167.084.915,66<text:s/></text:p>
          </table:table-cell>
          <table:table-cell office:value-type="float" office:value="232875528.34999999" table:style-name="ce16">
            <text:p><text:s/>232.875.528,35<text:s/></text:p>
          </table:table-cell>
          <table:table-cell office:value-type="float" office:value="192784037.59" table:style-name="ce16">
            <text:p><text:s/>192.784.037,59<text:s/></text:p>
          </table:table-cell>
          <table:table-cell office:value-type="float" office:value="122367518.94000001" table:style-name="ce16">
            <text:p><text:s/>122.367.518,94<text:s/></text:p>
          </table:table-cell>
          <table:table-cell office:value-type="float" office:value="684463395.71999991" table:style-name="ce16">
            <text:p><text:s/>684.463.395,72<text:s/></text:p>
          </table:table-cell>
          <table:table-cell office:value-type="float" office:value="61366937.550000004" table:style-name="ce16">
            <text:p><text:s/>61.366.937,55<text:s/></text:p>
          </table:table-cell>
          <table:table-cell office:value-type="float" office:value="1683983652.0799999" table:style-name="ce16">
            <text:p><text:s/>1.683.983.652,08<text:s/></text:p>
          </table:table-cell>
          <table:table-cell office:value-type="float" office:value="2617702477.9700003" table:style-name="ce16">
            <text:p><text:s/>2.617.702.477,97<text:s/></text:p>
          </table:table-cell>
          <table:table-cell office:value-type="float" office:value="122427159.44" table:style-name="ce16">
            <text:p><text:s/>122.427.159,44<text:s/></text:p>
          </table:table-cell>
          <table:table-cell office:value-type="float" office:value="54330875.679999992" table:style-name="ce16">
            <text:p><text:s/>54.330.875,68<text:s/></text:p>
          </table:table-cell>
          <table:table-cell office:value-type="float" office:value="13870641.92" table:style-name="ce16">
            <text:p><text:s/>13.870.641,92<text:s/></text:p>
          </table:table-cell>
          <table:table-cell office:value-type="float" office:value="1327086839.04" table:style-name="ce16">
            <text:p><text:s/>1.327.086.839,04<text:s/></text:p>
          </table:table-cell>
          <table:table-cell office:value-type="float" office:value="1869916361.4199998" table:style-name="ce16">
            <text:p><text:s/>1.869.916.361,42<text:s/></text:p>
          </table:table-cell>
          <table:table-cell office:value-type="float" office:value="74464513.799999997" table:style-name="ce16">
            <text:p><text:s/>74.464.513,80<text:s/></text:p>
          </table:table-cell>
          <table:table-cell office:value-type="float" office:value="10417607522.74" table:style-name="ce16">
            <text:p><text:s/>10.417.607.522,74<text:s/></text:p>
          </table:table-cell>
          <table:table-cell office:value-type="float" office:value="44133795.57" table:style-name="ce16">
            <text:p><text:s/>44.133.795,57<text:s/></text:p>
          </table:table-cell>
          <table:table-cell office:value-type="float" office:value="24673470103.59" table:style-name="ce17">
            <text:p><text:s/>24.673.470.103,5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9214225.0700000003" table:style-name="ce16">
            <text:p><text:s/>9.214.225,07<text:s/></text:p>
          </table:table-cell>
          <table:table-cell office:value-type="float" office:value="21615325.82" table:style-name="ce16">
            <text:p><text:s/>21.615.325,82<text:s/></text:p>
          </table:table-cell>
          <table:table-cell office:value-type="float" office:value="157997765.84" table:style-name="ce16">
            <text:p><text:s/>157.997.765,84<text:s/></text:p>
          </table:table-cell>
          <table:table-cell office:value-type="float" office:value="5482799.7599999998" table:style-name="ce16">
            <text:p><text:s/>5.482.799,76<text:s/></text:p>
          </table:table-cell>
          <table:table-cell office:value-type="float" office:value="205636463.77000001" table:style-name="ce16">
            <text:p><text:s/>205.636.463,77<text:s/></text:p>
          </table:table-cell>
          <table:table-cell office:value-type="float" office:value="132940816.95999999" table:style-name="ce16">
            <text:p><text:s/>132.940.816,96<text:s/></text:p>
          </table:table-cell>
          <table:table-cell office:value-type="float" office:value="409340366.32999998" table:style-name="ce16">
            <text:p><text:s/>409.340.366,33<text:s/></text:p>
          </table:table-cell>
          <table:table-cell office:value-type="float" office:value="134243477.47" table:style-name="ce16">
            <text:p><text:s/>134.243.477,47<text:s/></text:p>
          </table:table-cell>
          <table:table-cell office:value-type="float" office:value="140297780.22" table:style-name="ce16">
            <text:p><text:s/>140.297.780,22<text:s/></text:p>
          </table:table-cell>
          <table:table-cell office:value-type="float" office:value="69176895.709999993" table:style-name="ce16">
            <text:p><text:s/>69.176.895,71<text:s/></text:p>
          </table:table-cell>
          <table:table-cell office:value-type="float" office:value="490731108.06999999" table:style-name="ce16">
            <text:p><text:s/>490.731.108,07<text:s/></text:p>
          </table:table-cell>
          <table:table-cell office:value-type="float" office:value="57106563.420000002" table:style-name="ce16">
            <text:p><text:s/>57.106.563,42<text:s/></text:p>
          </table:table-cell>
          <table:table-cell office:value-type="float" office:value="79374427.280000001" table:style-name="ce16">
            <text:p><text:s/>79.374.427,28<text:s/></text:p>
          </table:table-cell>
          <table:table-cell office:value-type="float" office:value="76017050.170000002" table:style-name="ce16">
            <text:p><text:s/>76.017.050,17<text:s/></text:p>
          </table:table-cell>
          <table:table-cell office:value-type="float" office:value="42172066.369999997" table:style-name="ce16">
            <text:p><text:s/>42.172.066,37<text:s/></text:p>
          </table:table-cell>
          <table:table-cell office:value-type="float" office:value="193670185.28999999" table:style-name="ce16">
            <text:p><text:s/>193.670.185,29<text:s/></text:p>
          </table:table-cell>
          <table:table-cell office:value-type="float" office:value="25127023.32" table:style-name="ce16">
            <text:p><text:s/>25.127.023,32<text:s/></text:p>
          </table:table-cell>
          <table:table-cell office:value-type="float" office:value="436207349.97000003" table:style-name="ce16">
            <text:p><text:s/>436.207.349,97<text:s/></text:p>
          </table:table-cell>
          <table:table-cell office:value-type="float" office:value="725151804.67999995" table:style-name="ce16">
            <text:p><text:s/>725.151.804,68<text:s/></text:p>
          </table:table-cell>
          <table:table-cell office:value-type="float" office:value="40865824.5" table:style-name="ce16">
            <text:p><text:s/>40.865.824,50<text:s/></text:p>
          </table:table-cell>
          <table:table-cell office:value-type="float" office:value="20637217.059999999" table:style-name="ce16">
            <text:p><text:s/>20.637.217,06<text:s/></text:p>
          </table:table-cell>
          <table:table-cell office:value-type="float" office:value="7545082.0800000001" table:style-name="ce16">
            <text:p><text:s/>7.545.082,08<text:s/></text:p>
          </table:table-cell>
          <table:table-cell office:value-type="float" office:value="386154979.70999998" table:style-name="ce16">
            <text:p><text:s/>386.154.979,71<text:s/></text:p>
          </table:table-cell>
          <table:table-cell office:value-type="float" office:value="466117173.33999997" table:style-name="ce16">
            <text:p><text:s/>466.117.173,34<text:s/></text:p>
          </table:table-cell>
          <table:table-cell office:value-type="float" office:value="28895878.649999999" table:style-name="ce16">
            <text:p><text:s/>28.895.878,65<text:s/></text:p>
          </table:table-cell>
          <table:table-cell office:value-type="float" office:value="2793481455.3899999" table:style-name="ce16">
            <text:p><text:s/>2.793.481.455,39<text:s/></text:p>
          </table:table-cell>
          <table:table-cell office:value-type="float" office:value="22714905.079999998" table:style-name="ce16">
            <text:p><text:s/>22.714.905,08<text:s/></text:p>
          </table:table-cell>
          <table:table-cell office:value-type="float" office:value="7177916011.3299999" table:style-name="ce17">
            <text:p><text:s/>7.177.916.011,3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30.58" table:style-name="ce16">
            <text:p><text:s/>1.330,58<text:s/></text:p>
          </table:table-cell>
          <table:table-cell office:value-type="float" office:value="9130.6299999999992" table:style-name="ce16">
            <text:p><text:s/>9.130,63<text:s/></text:p>
          </table:table-cell>
          <table:table-cell office:value-type="float" office:value="80565.05" table:style-name="ce16">
            <text:p><text:s/>80.565,05<text:s/></text:p>
          </table:table-cell>
          <table:table-cell office:value-type="float" office:value="1412.82" table:style-name="ce16">
            <text:p><text:s/>1.412,82<text:s/></text:p>
          </table:table-cell>
          <table:table-cell office:value-type="float" office:value="452768.19" table:style-name="ce16">
            <text:p><text:s/>452.768,19<text:s/></text:p>
          </table:table-cell>
          <table:table-cell office:value-type="float" office:value="7424701.2800000003" table:style-name="ce16">
            <text:p><text:s/>7.424.701,28<text:s/></text:p>
          </table:table-cell>
          <table:table-cell office:value-type="float" office:value="44460939.82" table:style-name="ce16">
            <text:p><text:s/>44.460.939,82<text:s/></text:p>
          </table:table-cell>
          <table:table-cell office:value-type="float" office:value="774880.16" table:style-name="ce16">
            <text:p><text:s/>774.880,16<text:s/></text:p>
          </table:table-cell>
          <table:table-cell office:value-type="float" office:value="73187.740000000005" table:style-name="ce16">
            <text:p><text:s/>73.187,74<text:s/></text:p>
          </table:table-cell>
          <table:table-cell office:value-type="float" office:value="7756" table:style-name="ce16">
            <text:p><text:s/>7.756,00<text:s/></text:p>
          </table:table-cell>
          <table:table-cell office:value-type="float" office:value="6766546.4800000004" table:style-name="ce16">
            <text:p><text:s/>6.766.546,48<text:s/></text:p>
          </table:table-cell>
          <table:table-cell office:value-type="float" office:value="3012.33" table:style-name="ce16">
            <text:p><text:s/>3.012,33<text:s/></text:p>
          </table:table-cell>
          <table:table-cell office:value-type="float" office:value="36296.769999999997" table:style-name="ce16">
            <text:p><text:s/>36.296,77<text:s/></text:p>
          </table:table-cell>
          <table:table-cell office:value-type="float" office:value="2655925.15" table:style-name="ce16">
            <text:p><text:s/>2.655.925,15<text:s/></text:p>
          </table:table-cell>
          <table:table-cell office:value-type="float" office:value="5295.47" table:style-name="ce16">
            <text:p><text:s/>5.295,47<text:s/></text:p>
          </table:table-cell>
          <table:table-cell office:value-type="float" office:value="250874.59" table:style-name="ce16">
            <text:p><text:s/>250.874,59<text:s/></text:p>
          </table:table-cell>
          <table:table-cell office:value-type="float" office:value="5751.91" table:style-name="ce16">
            <text:p><text:s/>5.751,91<text:s/></text:p>
          </table:table-cell>
          <table:table-cell office:value-type="float" office:value="3409591.5" table:style-name="ce16">
            <text:p><text:s/>3.409.591,50<text:s/></text:p>
          </table:table-cell>
          <table:table-cell office:value-type="float" office:value="39537915.030000001" table:style-name="ce16">
            <text:p><text:s/>39.537.915,03<text:s/></text:p>
          </table:table-cell>
          <table:table-cell office:value-type="float" office:value="8845.91" table:style-name="ce16">
            <text:p><text:s/>8.845,91<text:s/></text:p>
          </table:table-cell>
          <table:table-cell office:value-type="float" office:value="44483.18" table:style-name="ce16">
            <text:p><text:s/>44.483,18<text:s/></text:p>
          </table:table-cell>
          <table:table-cell office:value-type="float" office:value="6126.95" table:style-name="ce16">
            <text:p><text:s/>6.126,95<text:s/></text:p>
          </table:table-cell>
          <table:table-cell office:value-type="float" office:value="11545050.109999999" table:style-name="ce16">
            <text:p><text:s/>11.545.050,11<text:s/></text:p>
          </table:table-cell>
          <table:table-cell office:value-type="float" office:value="330674.71999999997" table:style-name="ce16">
            <text:p><text:s/>330.674,72<text:s/></text:p>
          </table:table-cell>
          <table:table-cell office:value-type="float" office:value="311749.25" table:style-name="ce16">
            <text:p><text:s/>311.749,25<text:s/></text:p>
          </table:table-cell>
          <table:table-cell office:value-type="float" office:value="146805168.87" table:style-name="ce16">
            <text:p><text:s/>146.805.168,87<text:s/></text:p>
          </table:table-cell>
          <table:table-cell office:value-type="float" office:value="3815.37" table:style-name="ce16">
            <text:p><text:s/>3.815,37<text:s/></text:p>
          </table:table-cell>
          <table:table-cell office:value-type="float" office:value="265013795.86000001" table:style-name="ce17">
            <text:p><text:s/>265.013.795,8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9212894.4899999984" table:style-name="ce16">
            <text:p><text:s/>9.212.894,49<text:s/></text:p>
          </table:table-cell>
          <table:table-cell office:value-type="float" office:value="21606195.190000001" table:style-name="ce16">
            <text:p><text:s/>21.606.195,19<text:s/></text:p>
          </table:table-cell>
          <table:table-cell office:value-type="float" office:value="157917200.78999999" table:style-name="ce16">
            <text:p><text:s/>157.917.200,79<text:s/></text:p>
          </table:table-cell>
          <table:table-cell office:value-type="float" office:value="5481386.9400000004" table:style-name="ce16">
            <text:p><text:s/>5.481.386,94<text:s/></text:p>
          </table:table-cell>
          <table:table-cell office:value-type="float" office:value="205183695.58000001" table:style-name="ce16">
            <text:p><text:s/>205.183.695,58<text:s/></text:p>
          </table:table-cell>
          <table:table-cell office:value-type="float" office:value="125516115.67999999" table:style-name="ce16">
            <text:p><text:s/>125.516.115,68<text:s/></text:p>
          </table:table-cell>
          <table:table-cell office:value-type="float" office:value="364879426.50999999" table:style-name="ce16">
            <text:p><text:s/>364.879.426,51<text:s/></text:p>
          </table:table-cell>
          <table:table-cell office:value-type="float" office:value="133468597.31" table:style-name="ce16">
            <text:p><text:s/>133.468.597,31<text:s/></text:p>
          </table:table-cell>
          <table:table-cell office:value-type="float" office:value="140224592.47999999" table:style-name="ce16">
            <text:p><text:s/>140.224.592,48<text:s/></text:p>
          </table:table-cell>
          <table:table-cell office:value-type="float" office:value="69169139.709999993" table:style-name="ce16">
            <text:p><text:s/>69.169.139,71<text:s/></text:p>
          </table:table-cell>
          <table:table-cell office:value-type="float" office:value="483964561.58999997" table:style-name="ce16">
            <text:p><text:s/>483.964.561,59<text:s/></text:p>
          </table:table-cell>
          <table:table-cell office:value-type="float" office:value="57103551.089999996" table:style-name="ce16">
            <text:p><text:s/>57.103.551,09<text:s/></text:p>
          </table:table-cell>
          <table:table-cell office:value-type="float" office:value="79338130.50999999" table:style-name="ce16">
            <text:p><text:s/>79.338.130,51<text:s/></text:p>
          </table:table-cell>
          <table:table-cell office:value-type="float" office:value="73361125.020000011" table:style-name="ce16">
            <text:p><text:s/>73.361.125,02<text:s/></text:p>
          </table:table-cell>
          <table:table-cell office:value-type="float" office:value="42166770.899999999" table:style-name="ce16">
            <text:p><text:s/>42.166.770,90<text:s/></text:p>
          </table:table-cell>
          <table:table-cell office:value-type="float" office:value="193419310.70000002" table:style-name="ce16">
            <text:p><text:s/>193.419.310,70<text:s/></text:p>
          </table:table-cell>
          <table:table-cell office:value-type="float" office:value="25121271.409999996" table:style-name="ce16">
            <text:p><text:s/>25.121.271,41<text:s/></text:p>
          </table:table-cell>
          <table:table-cell office:value-type="float" office:value="432797758.47000003" table:style-name="ce16">
            <text:p><text:s/>432.797.758,47<text:s/></text:p>
          </table:table-cell>
          <table:table-cell office:value-type="float" office:value="685613889.64999998" table:style-name="ce16">
            <text:p><text:s/>685.613.889,65<text:s/></text:p>
          </table:table-cell>
          <table:table-cell office:value-type="float" office:value="40856978.590000004" table:style-name="ce16">
            <text:p><text:s/>40.856.978,59<text:s/></text:p>
          </table:table-cell>
          <table:table-cell office:value-type="float" office:value="20592733.879999999" table:style-name="ce16">
            <text:p><text:s/>20.592.733,88<text:s/></text:p>
          </table:table-cell>
          <table:table-cell office:value-type="float" office:value="7538955.1300000008" table:style-name="ce16">
            <text:p><text:s/>7.538.955,13<text:s/></text:p>
          </table:table-cell>
          <table:table-cell office:value-type="float" office:value="374609929.60000002" table:style-name="ce16">
            <text:p><text:s/>374.609.929,60<text:s/></text:p>
          </table:table-cell>
          <table:table-cell office:value-type="float" office:value="465786498.62" table:style-name="ce16">
            <text:p><text:s/>465.786.498,62<text:s/></text:p>
          </table:table-cell>
          <table:table-cell office:value-type="float" office:value="28584129.400000002" table:style-name="ce16">
            <text:p><text:s/>28.584.129,40<text:s/></text:p>
          </table:table-cell>
          <table:table-cell office:value-type="float" office:value="2646676286.52" table:style-name="ce16">
            <text:p><text:s/>2.646.676.286,52<text:s/></text:p>
          </table:table-cell>
          <table:table-cell office:value-type="float" office:value="22711089.709999997" table:style-name="ce16">
            <text:p><text:s/>22.711.089,71<text:s/></text:p>
          </table:table-cell>
          <table:table-cell office:value-type="float" office:value="6912902215.4700003" table:style-name="ce17">
            <text:p><text:s/>6.912.902.215,4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5684487.8600000003" table:style-name="ce16">
            <text:p><text:s/>5.684.487,86<text:s/></text:p>
          </table:table-cell>
          <table:table-cell office:value-type="float" office:value="19721759.649999999" table:style-name="ce16">
            <text:p><text:s/>19.721.759,65<text:s/></text:p>
          </table:table-cell>
          <table:table-cell office:value-type="float" office:value="193238684.90000001" table:style-name="ce16">
            <text:p><text:s/>193.238.684,90<text:s/></text:p>
          </table:table-cell>
          <table:table-cell office:value-type="float" office:value="4147303.66" table:style-name="ce16">
            <text:p><text:s/>4.147.303,66<text:s/></text:p>
          </table:table-cell>
          <table:table-cell office:value-type="float" office:value="158340660.97999999" table:style-name="ce16">
            <text:p><text:s/>158.340.660,98<text:s/></text:p>
          </table:table-cell>
          <table:table-cell office:value-type="float" office:value="146639209.13" table:style-name="ce16">
            <text:p><text:s/>146.639.209,13<text:s/></text:p>
          </table:table-cell>
          <table:table-cell office:value-type="float" office:value="202459288.13999999" table:style-name="ce16">
            <text:p><text:s/>202.459.288,14<text:s/></text:p>
          </table:table-cell>
          <table:table-cell office:value-type="float" office:value="87130627.349999994" table:style-name="ce16">
            <text:p><text:s/>87.130.627,35<text:s/></text:p>
          </table:table-cell>
          <table:table-cell office:value-type="float" office:value="115669857.65000001" table:style-name="ce16">
            <text:p><text:s/>115.669.857,65<text:s/></text:p>
          </table:table-cell>
          <table:table-cell office:value-type="float" office:value="30668375.210000001" table:style-name="ce16">
            <text:p><text:s/>30.668.375,21<text:s/></text:p>
          </table:table-cell>
          <table:table-cell office:value-type="float" office:value="411920070.29000002" table:style-name="ce16">
            <text:p><text:s/>411.920.070,29<text:s/></text:p>
          </table:table-cell>
          <table:table-cell office:value-type="float" office:value="45600180.710000001" table:style-name="ce16">
            <text:p><text:s/>45.600.180,71<text:s/></text:p>
          </table:table-cell>
          <table:table-cell office:value-type="float" office:value="74895311.260000005" table:style-name="ce16">
            <text:p><text:s/>74.895.311,26<text:s/></text:p>
          </table:table-cell>
          <table:table-cell office:value-type="float" office:value="59325415.780000001" table:style-name="ce16">
            <text:p><text:s/>59.325.415,78<text:s/></text:p>
          </table:table-cell>
          <table:table-cell office:value-type="float" office:value="31366313.920000002" table:style-name="ce16">
            <text:p><text:s/>31.366.313,92<text:s/></text:p>
          </table:table-cell>
          <table:table-cell office:value-type="float" office:value="113789179.2" table:style-name="ce16">
            <text:p><text:s/>113.789.179,20<text:s/></text:p>
          </table:table-cell>
          <table:table-cell office:value-type="float" office:value="21849241.780000001" table:style-name="ce16">
            <text:p><text:s/>21.849.241,78<text:s/></text:p>
          </table:table-cell>
          <table:table-cell office:value-type="float" office:value="426921128.73000002" table:style-name="ce16">
            <text:p><text:s/>426.921.128,73<text:s/></text:p>
          </table:table-cell>
          <table:table-cell office:value-type="float" office:value="1437493414.4100001" table:style-name="ce16">
            <text:p><text:s/>1.437.493.414,41<text:s/></text:p>
          </table:table-cell>
          <table:table-cell office:value-type="float" office:value="30579352.899999999" table:style-name="ce16">
            <text:p><text:s/>30.579.352,90<text:s/></text:p>
          </table:table-cell>
          <table:table-cell office:value-type="float" office:value="14514738.189999999" table:style-name="ce16">
            <text:p><text:s/>14.514.738,19<text:s/></text:p>
          </table:table-cell>
          <table:table-cell office:value-type="float" office:value="5539375.0499999998" table:style-name="ce16">
            <text:p><text:s/>5.539.375,05<text:s/></text:p>
          </table:table-cell>
          <table:table-cell office:value-type="float" office:value="340727995.41000003" table:style-name="ce16">
            <text:p><text:s/>340.727.995,41<text:s/></text:p>
          </table:table-cell>
          <table:table-cell office:value-type="float" office:value="265883206.69" table:style-name="ce16">
            <text:p><text:s/>265.883.206,69<text:s/></text:p>
          </table:table-cell>
          <table:table-cell office:value-type="float" office:value="18673848.969999999" table:style-name="ce16">
            <text:p><text:s/>18.673.848,97<text:s/></text:p>
          </table:table-cell>
          <table:table-cell office:value-type="float" office:value="2600304208.1599998" table:style-name="ce16">
            <text:p><text:s/>2.600.304.208,16<text:s/></text:p>
          </table:table-cell>
          <table:table-cell office:value-type="float" office:value="14373900.93" table:style-name="ce16">
            <text:p><text:s/>14.373.900,93<text:s/></text:p>
          </table:table-cell>
          <table:table-cell office:value-type="float" office:value="6877457136.9099998" table:style-name="ce17">
            <text:p><text:s/>6.877.457.136,9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5820.78" table:style-name="ce16">
            <text:p><text:s/>5.820,78<text:s/></text:p>
          </table:table-cell>
          <table:table-cell office:value-type="float" office:value="1155.9000000000001" table:style-name="ce16">
            <text:p><text:s/>1.155,90<text:s/></text:p>
          </table:table-cell>
          <table:table-cell office:value-type="float" office:value="181024.26" table:style-name="ce16">
            <text:p><text:s/>181.024,2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598919.94" table:style-name="ce16">
            <text:p><text:s/>1.598.919,94<text:s/></text:p>
          </table:table-cell>
          <table:table-cell office:value-type="float" office:value="14993347.84" table:style-name="ce16">
            <text:p><text:s/>14.993.347,84<text:s/></text:p>
          </table:table-cell>
          <table:table-cell office:value-type="float" office:value="23722461.800000001" table:style-name="ce16">
            <text:p><text:s/>23.722.461,80<text:s/></text:p>
          </table:table-cell>
          <table:table-cell office:value-type="float" office:value="4792571.34" table:style-name="ce16">
            <text:p><text:s/>4.792.571,34<text:s/></text:p>
          </table:table-cell>
          <table:table-cell office:value-type="float" office:value="691161.09" table:style-name="ce16">
            <text:p><text:s/>691.161,0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71913.1" table:style-name="ce16">
            <text:p><text:s/>2.571.913,10<text:s/></text:p>
          </table:table-cell>
          <table:table-cell office:value-type="float" office:value="105992.61" table:style-name="ce16">
            <text:p><text:s/>105.992,61<text:s/></text:p>
          </table:table-cell>
          <table:table-cell office:value-type="float" office:value="547631.88" table:style-name="ce16">
            <text:p><text:s/>547.631,88<text:s/></text:p>
          </table:table-cell>
          <table:table-cell office:value-type="float" office:value="8519320.8599999994" table:style-name="ce16">
            <text:p><text:s/>8.519.320,86<text:s/></text:p>
          </table:table-cell>
          <table:table-cell office:value-type="float" office:value="2778.69" table:style-name="ce16">
            <text:p><text:s/>2.778,69<text:s/></text:p>
          </table:table-cell>
          <table:table-cell office:value-type="float" office:value="81753.42" table:style-name="ce16">
            <text:p><text:s/>81.753,42<text:s/></text:p>
          </table:table-cell>
          <table:table-cell office:value-type="float" office:value="961.01" table:style-name="ce16">
            <text:p><text:s/>961,01<text:s/></text:p>
          </table:table-cell>
          <table:table-cell office:value-type="float" office:value="12945973.48" table:style-name="ce16">
            <text:p><text:s/>12.945.973,48<text:s/></text:p>
          </table:table-cell>
          <table:table-cell office:value-type="float" office:value="199995241.33000001" table:style-name="ce16">
            <text:p><text:s/>199.995.241,3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81332.71999999997" table:style-name="ce16">
            <text:p><text:s/>281.332,72<text:s/></text:p>
          </table:table-cell>
          <table:table-cell office:value-type="float" office:value="1342.78" table:style-name="ce16">
            <text:p><text:s/>1.342,78<text:s/></text:p>
          </table:table-cell>
          <table:table-cell office:value-type="float" office:value="22690394.309999999" table:style-name="ce16">
            <text:p><text:s/>22.690.394,31<text:s/></text:p>
          </table:table-cell>
          <table:table-cell office:value-type="float" office:value="2700833.88" table:style-name="ce16">
            <text:p><text:s/>2.700.833,88<text:s/></text:p>
          </table:table-cell>
          <table:table-cell office:value-type="float" office:value="1747645.53" table:style-name="ce16">
            <text:p><text:s/>1.747.645,53<text:s/></text:p>
          </table:table-cell>
          <table:table-cell office:value-type="float" office:value="364786139.95999998" table:style-name="ce16">
            <text:p><text:s/>364.786.139,96<text:s/></text:p>
          </table:table-cell>
          <table:table-cell office:value-type="float" office:value="24470.04" table:style-name="ce16">
            <text:p><text:s/>24.470,04<text:s/></text:p>
          </table:table-cell>
          <table:table-cell office:value-type="float" office:value="662990188.54999995" table:style-name="ce17">
            <text:p><text:s/>662.990.188,5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5678667.0799999991" table:style-name="ce16">
            <text:p><text:s/>5.678.667,08<text:s/></text:p>
          </table:table-cell>
          <table:table-cell office:value-type="float" office:value="19720603.75" table:style-name="ce16">
            <text:p><text:s/>19.720.603,75<text:s/></text:p>
          </table:table-cell>
          <table:table-cell office:value-type="float" office:value="193057660.63999999" table:style-name="ce16">
            <text:p><text:s/>193.057.660,64<text:s/></text:p>
          </table:table-cell>
          <table:table-cell office:value-type="float" office:value="4147303.66" table:style-name="ce16">
            <text:p><text:s/>4.147.303,66<text:s/></text:p>
          </table:table-cell>
          <table:table-cell office:value-type="float" office:value="156741741.03999999" table:style-name="ce16">
            <text:p><text:s/>156.741.741,04<text:s/></text:p>
          </table:table-cell>
          <table:table-cell office:value-type="float" office:value="131645861.29000001" table:style-name="ce16">
            <text:p><text:s/>131.645.861,29<text:s/></text:p>
          </table:table-cell>
          <table:table-cell office:value-type="float" office:value="178736826.34" table:style-name="ce16">
            <text:p><text:s/>178.736.826,34<text:s/></text:p>
          </table:table-cell>
          <table:table-cell office:value-type="float" office:value="82338056.010000005" table:style-name="ce16">
            <text:p><text:s/>82.338.056,01<text:s/></text:p>
          </table:table-cell>
          <table:table-cell office:value-type="float" office:value="114978696.56" table:style-name="ce16">
            <text:p><text:s/>114.978.696,56<text:s/></text:p>
          </table:table-cell>
          <table:table-cell office:value-type="float" office:value="30668375.210000001" table:style-name="ce16">
            <text:p><text:s/>30.668.375,21<text:s/></text:p>
          </table:table-cell>
          <table:table-cell office:value-type="float" office:value="409348157.19000006" table:style-name="ce16">
            <text:p><text:s/>409.348.157,19<text:s/></text:p>
          </table:table-cell>
          <table:table-cell office:value-type="float" office:value="45494188.100000001" table:style-name="ce16">
            <text:p><text:s/>45.494.188,10<text:s/></text:p>
          </table:table-cell>
          <table:table-cell office:value-type="float" office:value="74347679.38000001" table:style-name="ce16">
            <text:p><text:s/>74.347.679,38<text:s/></text:p>
          </table:table-cell>
          <table:table-cell office:value-type="float" office:value="50806094.919999994" table:style-name="ce16">
            <text:p><text:s/>50.806.094,92<text:s/></text:p>
          </table:table-cell>
          <table:table-cell office:value-type="float" office:value="31363535.23" table:style-name="ce16">
            <text:p><text:s/>31.363.535,23<text:s/></text:p>
          </table:table-cell>
          <table:table-cell office:value-type="float" office:value="113707425.78" table:style-name="ce16">
            <text:p><text:s/>113.707.425,78<text:s/></text:p>
          </table:table-cell>
          <table:table-cell office:value-type="float" office:value="21848280.77" table:style-name="ce16">
            <text:p><text:s/>21.848.280,77<text:s/></text:p>
          </table:table-cell>
          <table:table-cell office:value-type="float" office:value="413975155.25" table:style-name="ce16">
            <text:p><text:s/>413.975.155,25<text:s/></text:p>
          </table:table-cell>
          <table:table-cell office:value-type="float" office:value="1237498173.0800002" table:style-name="ce16">
            <text:p><text:s/>1.237.498.173,08<text:s/></text:p>
          </table:table-cell>
          <table:table-cell office:value-type="float" office:value="30579352.900000002" table:style-name="ce16">
            <text:p><text:s/>30.579.352,90<text:s/></text:p>
          </table:table-cell>
          <table:table-cell office:value-type="float" office:value="14233405.470000001" table:style-name="ce16">
            <text:p><text:s/>14.233.405,47<text:s/></text:p>
          </table:table-cell>
          <table:table-cell office:value-type="float" office:value="5538032.2699999996" table:style-name="ce16">
            <text:p><text:s/>5.538.032,27<text:s/></text:p>
          </table:table-cell>
          <table:table-cell office:value-type="float" office:value="318037601.10000002" table:style-name="ce16">
            <text:p><text:s/>318.037.601,10<text:s/></text:p>
          </table:table-cell>
          <table:table-cell office:value-type="float" office:value="263182372.81" table:style-name="ce16">
            <text:p><text:s/>263.182.372,81<text:s/></text:p>
          </table:table-cell>
          <table:table-cell office:value-type="float" office:value="16926203.440000001" table:style-name="ce16">
            <text:p><text:s/>16.926.203,44<text:s/></text:p>
          </table:table-cell>
          <table:table-cell office:value-type="float" office:value="2235518068.2000003" table:style-name="ce16">
            <text:p><text:s/>2.235.518.068,20<text:s/></text:p>
          </table:table-cell>
          <table:table-cell office:value-type="float" office:value="14349430.890000001" table:style-name="ce16">
            <text:p><text:s/>14.349.430,89<text:s/></text:p>
          </table:table-cell>
          <table:table-cell office:value-type="float" office:value="6214466948.3600006" table:style-name="ce17">
            <text:p><text:s/>6.214.466.948,3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10688.72" table:style-name="ce16">
            <text:p><text:s/>10.688,7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00464.18" table:style-name="ce16">
            <text:p><text:s/>400.464,18<text:s/></text:p>
          </table:table-cell>
          <table:table-cell office:value-type="float" office:value="3715612.07" table:style-name="ce16">
            <text:p><text:s/>3.715.612,07<text:s/></text:p>
          </table:table-cell>
          <table:table-cell office:value-type="float" office:value="26.51" table:style-name="ce16">
            <text:p><text:s/>26,51<text:s/></text:p>
          </table:table-cell>
          <table:table-cell office:value-type="float" office:value="32795.82" table:style-name="ce16">
            <text:p><text:s/>32.795,82<text:s/></text:p>
          </table:table-cell>
          <table:table-cell office:value-type="float" office:value="4892.91" table:style-name="ce16">
            <text:p><text:s/>4.892,91<text:s/></text:p>
          </table:table-cell>
          <table:table-cell office:value-type="float" office:value="6019807.6100000003" table:style-name="ce16">
            <text:p><text:s/>6.019.807,61<text:s/></text:p>
          </table:table-cell>
          <table:table-cell office:value-type="float" office:value="4984.43" table:style-name="ce16">
            <text:p><text:s/>4.984,43<text:s/></text:p>
          </table:table-cell>
          <table:table-cell office:value-type="float" office:value="56844.6" table:style-name="ce16">
            <text:p><text:s/>56.844,60<text:s/></text:p>
          </table:table-cell>
          <table:table-cell office:value-type="float" office:value="195590.5" table:style-name="ce16">
            <text:p><text:s/>195.590,50<text:s/></text:p>
          </table:table-cell>
          <table:table-cell office:value-type="float" office:value="2600000" table:style-name="ce16">
            <text:p><text:s/>2.600.000,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070387.47" table:style-name="ce16">
            <text:p><text:s/>3.070.387,4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284661.119999999" table:style-name="ce16">
            <text:p><text:s/>14.284.661,12<text:s/></text:p>
          </table:table-cell>
          <table:table-cell office:value-type="float" office:value="5001324.72" table:style-name="ce16">
            <text:p><text:s/>5.001.324,7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166435.92" table:style-name="ce16">
            <text:p><text:s/>2.166.435,9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807147.2" table:style-name="ce16">
            <text:p><text:s/>1.807.147,20<text:s/></text:p>
          </table:table-cell>
          <table:table-cell office:value-type="float" office:value="67.69" table:style-name="ce16">
            <text:p><text:s/>67,69<text:s/></text:p>
          </table:table-cell>
          <table:table-cell office:value-type="float" office:value="39371731.469999999" table:style-name="ce17">
            <text:p><text:s/>39.371.731,4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16331643.560000001" table:style-name="ce16">
            <text:p><text:s/>16.331.643,56<text:s/></text:p>
          </table:table-cell>
          <table:table-cell office:value-type="float" office:value="50082191.859999999" table:style-name="ce16">
            <text:p><text:s/>50.082.191,86<text:s/></text:p>
          </table:table-cell>
          <table:table-cell office:value-type="float" office:value="41294436.090000004" table:style-name="ce16">
            <text:p><text:s/>41.294.436,09<text:s/></text:p>
          </table:table-cell>
          <table:table-cell office:value-type="float" office:value="48701755.590000004" table:style-name="ce16">
            <text:p><text:s/>48.701.755,59<text:s/></text:p>
          </table:table-cell>
          <table:table-cell office:value-type="float" office:value="127855043.17" table:style-name="ce16">
            <text:p><text:s/>127.855.043,17<text:s/></text:p>
          </table:table-cell>
          <table:table-cell office:value-type="float" office:value="104356275.23" table:style-name="ce16">
            <text:p><text:s/>104.356.275,23<text:s/></text:p>
          </table:table-cell>
          <table:table-cell office:value-type="float" office:value="2512332664.0599999" table:style-name="ce16">
            <text:p><text:s/>2.512.332.664,06<text:s/></text:p>
          </table:table-cell>
          <table:table-cell office:value-type="float" office:value="66081141.229999997" table:style-name="ce16">
            <text:p><text:s/>66.081.141,23<text:s/></text:p>
          </table:table-cell>
          <table:table-cell office:value-type="float" office:value="84097717.870000005" table:style-name="ce16">
            <text:p><text:s/>84.097.717,87<text:s/></text:p>
          </table:table-cell>
          <table:table-cell office:value-type="float" office:value="57526020.229999997" table:style-name="ce16">
            <text:p><text:s/>57.526.020,23<text:s/></text:p>
          </table:table-cell>
          <table:table-cell office:value-type="float" office:value="344299244.54000002" table:style-name="ce16">
            <text:p><text:s/>344.299.244,54<text:s/></text:p>
          </table:table-cell>
          <table:table-cell office:value-type="float" office:value="48604050.380000003" table:style-name="ce16">
            <text:p><text:s/>48.604.050,38<text:s/></text:p>
          </table:table-cell>
          <table:table-cell office:value-type="float" office:value="43904862.68" table:style-name="ce16">
            <text:p><text:s/>43.904.862,68<text:s/></text:p>
          </table:table-cell>
          <table:table-cell office:value-type="float" office:value="82536819.739999995" table:style-name="ce16">
            <text:p><text:s/>82.536.819,74<text:s/></text:p>
          </table:table-cell>
          <table:table-cell office:value-type="float" office:value="107855467.73999999" table:style-name="ce16">
            <text:p><text:s/>107.855.467,74<text:s/></text:p>
          </table:table-cell>
          <table:table-cell office:value-type="float" office:value="150368435.44" table:style-name="ce16">
            <text:p><text:s/>150.368.435,44<text:s/></text:p>
          </table:table-cell>
          <table:table-cell office:value-type="float" office:value="47667058.439999998" table:style-name="ce16">
            <text:p><text:s/>47.667.058,44<text:s/></text:p>
          </table:table-cell>
          <table:table-cell office:value-type="float" office:value="153971773.5" table:style-name="ce16">
            <text:p><text:s/>153.971.773,50<text:s/></text:p>
          </table:table-cell>
          <table:table-cell office:value-type="float" office:value="550795629.80999994" table:style-name="ce16">
            <text:p><text:s/>550.795.629,81<text:s/></text:p>
          </table:table-cell>
          <table:table-cell office:value-type="float" office:value="86105278.459999993" table:style-name="ce16">
            <text:p><text:s/>86.105.278,46<text:s/></text:p>
          </table:table-cell>
          <table:table-cell office:value-type="float" office:value="48973944.719999999" table:style-name="ce16">
            <text:p><text:s/>48.973.944,72<text:s/></text:p>
          </table:table-cell>
          <table:table-cell office:value-type="float" office:value="19060526.129999999" table:style-name="ce16">
            <text:p><text:s/>19.060.526,13<text:s/></text:p>
          </table:table-cell>
          <table:table-cell office:value-type="float" office:value="242514655.97" table:style-name="ce16">
            <text:p><text:s/>242.514.655,97<text:s/></text:p>
          </table:table-cell>
          <table:table-cell office:value-type="float" office:value="115167900.56999999" table:style-name="ce16">
            <text:p><text:s/>115.167.900,57<text:s/></text:p>
          </table:table-cell>
          <table:table-cell office:value-type="float" office:value="40392037.609999999" table:style-name="ce16">
            <text:p><text:s/>40.392.037,61<text:s/></text:p>
          </table:table-cell>
          <table:table-cell office:value-type="float" office:value="274054380.99000001" table:style-name="ce16">
            <text:p><text:s/>274.054.380,99<text:s/></text:p>
          </table:table-cell>
          <table:table-cell office:value-type="float" office:value="23963739.079999998" table:style-name="ce16">
            <text:p><text:s/>23.963.739,08<text:s/></text:p>
          </table:table-cell>
          <table:table-cell office:value-type="float" office:value="5488894694.6899996" table:style-name="ce17">
            <text:p><text:s/>5.488.894.694,6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07441.79" table:style-name="ce16">
            <text:p><text:s/>207.441,79<text:s/></text:p>
          </table:table-cell>
          <table:table-cell office:value-type="float" office:value="2945089.3299999996" table:style-name="ce16">
            <text:p><text:s/>2.945.089,33<text:s/></text:p>
          </table:table-cell>
          <table:table-cell office:value-type="float" office:value="12480554.289999999" table:style-name="ce16">
            <text:p><text:s/>12.480.554,29<text:s/></text:p>
          </table:table-cell>
          <table:table-cell office:value-type="float" office:value="-3574861.9" table:style-name="ce16">
            <text:p>-3.574.861,90<text:s/></text:p>
          </table:table-cell>
          <table:table-cell office:value-type="float" office:value="-49064786.140000001" table:style-name="ce16">
            <text:p>-49.064.786,14<text:s/></text:p>
          </table:table-cell>
          <table:table-cell office:value-type="float" office:value="5713190.3400000008" table:style-name="ce16">
            <text:p><text:s/>5.713.190,34<text:s/></text:p>
          </table:table-cell>
          <table:table-cell office:value-type="float" office:value="467013925.02999997" table:style-name="ce16">
            <text:p><text:s/>467.013.925,03<text:s/></text:p>
          </table:table-cell>
          <table:table-cell office:value-type="float" office:value="10467334.729999999" table:style-name="ce16">
            <text:p><text:s/>10.467.334,73<text:s/></text:p>
          </table:table-cell>
          <table:table-cell office:value-type="float" office:value="27358006.300000001" table:style-name="ce16">
            <text:p><text:s/>27.358.006,30<text:s/></text:p>
          </table:table-cell>
          <table:table-cell office:value-type="float" office:value="1875885.2500000005" table:style-name="ce16">
            <text:p><text:s/>1.875.885,25<text:s/></text:p>
          </table:table-cell>
          <table:table-cell office:value-type="float" office:value="-6234816.0200000005" table:style-name="ce16">
            <text:p>-6.234.816,02<text:s/></text:p>
          </table:table-cell>
          <table:table-cell office:value-type="float" office:value="6689750.9199999999" table:style-name="ce16">
            <text:p><text:s/>6.689.750,92<text:s/></text:p>
          </table:table-cell>
          <table:table-cell office:value-type="float" office:value="18245673.580000002" table:style-name="ce16">
            <text:p><text:s/>18.245.673,58<text:s/></text:p>
          </table:table-cell>
          <table:table-cell office:value-type="float" office:value="-3714678.9899999993" table:style-name="ce16">
            <text:p>-3.714.678,99<text:s/></text:p>
          </table:table-cell>
          <table:table-cell office:value-type="float" office:value="-1414243.3" table:style-name="ce16">
            <text:p>-1.414.243,30<text:s/></text:p>
          </table:table-cell>
          <table:table-cell office:value-type="float" office:value="9957774.7599999979" table:style-name="ce16">
            <text:p><text:s/>9.957.774,76<text:s/></text:p>
          </table:table-cell>
          <table:table-cell office:value-type="float" office:value="5137357.59" table:style-name="ce16">
            <text:p><text:s/>5.137.357,59<text:s/></text:p>
          </table:table-cell>
          <table:table-cell office:value-type="float" office:value="46744930.479999997" table:style-name="ce16">
            <text:p><text:s/>46.744.930,48<text:s/></text:p>
          </table:table-cell>
          <table:table-cell office:value-type="float" office:value="433911408.35000002" table:style-name="ce16">
            <text:p><text:s/>433.911.408,35<text:s/></text:p>
          </table:table-cell>
          <table:table-cell office:value-type="float" office:value="2226308.13" table:style-name="ce16">
            <text:p><text:s/>2.226.308,13<text:s/></text:p>
          </table:table-cell>
          <table:table-cell office:value-type="float" office:value="2175178.5699999998" table:style-name="ce16">
            <text:p><text:s/>2.175.178,57<text:s/></text:p>
          </table:table-cell>
          <table:table-cell office:value-type="float" office:value="341859.3" table:style-name="ce16">
            <text:p><text:s/>341.859,30<text:s/></text:p>
          </table:table-cell>
          <table:table-cell office:value-type="float" office:value="29763120.920000002" table:style-name="ce16">
            <text:p><text:s/>29.763.120,92<text:s/></text:p>
          </table:table-cell>
          <table:table-cell office:value-type="float" office:value="34552352.790000007" table:style-name="ce16">
            <text:p><text:s/>34.552.352,79<text:s/></text:p>
          </table:table-cell>
          <table:table-cell office:value-type="float" office:value="59449.799999999814" table:style-name="ce16">
            <text:p><text:s/>59.449,80<text:s/></text:p>
          </table:table-cell>
          <table:table-cell office:value-type="float" office:value="577565050.88999999" table:style-name="ce16">
            <text:p><text:s/>577.565.050,89<text:s/></text:p>
          </table:table-cell>
          <table:table-cell office:value-type="float" office:value="1143914.27" table:style-name="ce16">
            <text:p><text:s/>1.143.914,27<text:s/></text:p>
          </table:table-cell>
          <table:table-cell office:value-type="float" office:value="1632572171.0599999" table:style-name="ce17">
            <text:p><text:s/>1.632.572.171,06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80344635.300000012" table:style-name="ce20">
            <text:p><text:s/>80.344.635,30<text:s/></text:p>
          </table:table-cell>
          <table:table-cell office:value-type="float" office:value="279494217.22000003" table:style-name="ce20">
            <text:p><text:s/>279.494.217,22<text:s/></text:p>
          </table:table-cell>
          <table:table-cell office:value-type="float" office:value="1511740382.52" table:style-name="ce20">
            <text:p><text:s/>1.511.740.382,52<text:s/></text:p>
          </table:table-cell>
          <table:table-cell office:value-type="float" office:value="86350711.86999999" table:style-name="ce20">
            <text:p><text:s/>86.350.711,87<text:s/></text:p>
          </table:table-cell>
          <table:table-cell office:value-type="float" office:value="1875636833.6100001" table:style-name="ce20">
            <text:p><text:s/>1.875.636.833,61<text:s/></text:p>
          </table:table-cell>
          <table:table-cell office:value-type="float" office:value="1490175850.95" table:style-name="ce20">
            <text:p><text:s/>1.490.175.850,95<text:s/></text:p>
          </table:table-cell>
          <table:table-cell office:value-type="float" office:value="10238914897.790001" table:style-name="ce20">
            <text:p><text:s/>10.238.914.897,79<text:s/></text:p>
          </table:table-cell>
          <table:table-cell office:value-type="float" office:value="1540705652.4200001" table:style-name="ce20">
            <text:p><text:s/>1.540.705.652,42<text:s/></text:p>
          </table:table-cell>
          <table:table-cell office:value-type="float" office:value="1314645783.1599998" table:style-name="ce20">
            <text:p><text:s/>1.314.645.783,16<text:s/></text:p>
          </table:table-cell>
          <table:table-cell office:value-type="float" office:value="751689016.26999998" table:style-name="ce20">
            <text:p><text:s/>751.689.016,27<text:s/></text:p>
          </table:table-cell>
          <table:table-cell office:value-type="float" office:value="5616456657.9300003" table:style-name="ce20">
            <text:p><text:s/>5.616.456.657,93<text:s/></text:p>
          </table:table-cell>
          <table:table-cell office:value-type="float" office:value="584687151.67999995" table:style-name="ce20">
            <text:p><text:s/>584.687.151,68<text:s/></text:p>
          </table:table-cell>
          <table:table-cell office:value-type="float" office:value="762709235.93000007" table:style-name="ce20">
            <text:p><text:s/>762.709.235,93<text:s/></text:p>
          </table:table-cell>
          <table:table-cell office:value-type="float" office:value="719006067.93999994" table:style-name="ce20">
            <text:p><text:s/>719.006.067,94<text:s/></text:p>
          </table:table-cell>
          <table:table-cell office:value-type="float" office:value="481643416.19" table:style-name="ce20">
            <text:p><text:s/>481.643.416,19<text:s/></text:p>
          </table:table-cell>
          <table:table-cell office:value-type="float" office:value="1908710097.9600003" table:style-name="ce20">
            <text:p><text:s/>1.908.710.097,96<text:s/></text:p>
          </table:table-cell>
          <table:table-cell office:value-type="float" office:value="266114750.12" table:style-name="ce20">
            <text:p><text:s/>266.114.750,12<text:s/></text:p>
          </table:table-cell>
          <table:table-cell office:value-type="float" office:value="5701495151.8899994" table:style-name="ce20">
            <text:p><text:s/>5.701.495.151,89<text:s/></text:p>
          </table:table-cell>
          <table:table-cell office:value-type="float" office:value="12742173585.43" table:style-name="ce20">
            <text:p><text:s/>12.742.173.585,43<text:s/></text:p>
          </table:table-cell>
          <table:table-cell office:value-type="float" office:value="446373464.02999997" table:style-name="ce20">
            <text:p><text:s/>446.373.464,03<text:s/></text:p>
          </table:table-cell>
          <table:table-cell office:value-type="float" office:value="221593949.30000001" table:style-name="ce20">
            <text:p><text:s/>221.593.949,30<text:s/></text:p>
          </table:table-cell>
          <table:table-cell office:value-type="float" office:value="75835464.789999992" table:style-name="ce20">
            <text:p><text:s/>75.835.464,79<text:s/></text:p>
          </table:table-cell>
          <table:table-cell office:value-type="float" office:value="4595570453.8899994" table:style-name="ce20">
            <text:p><text:s/>4.595.570.453,89<text:s/></text:p>
          </table:table-cell>
          <table:table-cell office:value-type="float" office:value="5674887231.2099991" table:style-name="ce20">
            <text:p><text:s/>5.674.887.231,21<text:s/></text:p>
          </table:table-cell>
          <table:table-cell office:value-type="float" office:value="269805137.32000005" table:style-name="ce20">
            <text:p><text:s/>269.805.137,32<text:s/></text:p>
          </table:table-cell>
          <table:table-cell office:value-type="float" office:value="37582500314.150002" table:style-name="ce20">
            <text:p><text:s/>37.582.500.314,15<text:s/></text:p>
          </table:table-cell>
          <table:table-cell office:value-type="float" office:value="167937322.67000002" table:style-name="ce20">
            <text:p><text:s/>167.937.322,67<text:s/></text:p>
          </table:table-cell>
          <table:table-cell office:value-type="float" office:value="96987197433.539993" table:style-name="ce21">
            <text:p><text:s/>96.987.197.433,54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9199757.065729752" table:style-name="ce24">
            <text:p><text:s/>69.199.757,07<text:s/></text:p>
          </table:table-cell>
          <table:table-cell office:value-type="float" office:value="219557498.38447145" table:style-name="ce24">
            <text:p><text:s/>219.557.498,38<text:s/></text:p>
          </table:table-cell>
          <table:table-cell office:value-type="float" office:value="426413697.80165297" table:style-name="ce24">
            <text:p><text:s/>426.413.697,80<text:s/></text:p>
          </table:table-cell>
          <table:table-cell office:value-type="float" office:value="43036440.231046572" table:style-name="ce24">
            <text:p><text:s/>43.036.440,23<text:s/></text:p>
          </table:table-cell>
          <table:table-cell office:value-type="float" office:value="1218231130.1861377" table:style-name="ce24">
            <text:p><text:s/>1.218.231.130,19<text:s/></text:p>
          </table:table-cell>
          <table:table-cell office:value-type="float" office:value="993800957.20652401" table:style-name="ce24">
            <text:p><text:s/>993.800.957,21<text:s/></text:p>
          </table:table-cell>
          <table:table-cell office:value-type="float" office:value="1763397110.348511" table:style-name="ce24">
            <text:p><text:s/>1.763.397.110,35<text:s/></text:p>
          </table:table-cell>
          <table:table-cell office:value-type="float" office:value="637661965.48772061" table:style-name="ce24">
            <text:p><text:s/>637.661.965,49<text:s/></text:p>
          </table:table-cell>
          <table:table-cell office:value-type="float" office:value="839332755.29906881" table:style-name="ce24">
            <text:p><text:s/>839.332.755,30<text:s/></text:p>
          </table:table-cell>
          <table:table-cell office:value-type="float" office:value="390714199.3140133" table:style-name="ce24">
            <text:p><text:s/>390.714.199,31<text:s/></text:p>
          </table:table-cell>
          <table:table-cell office:value-type="float" office:value="3542411775.5844021" table:style-name="ce24">
            <text:p><text:s/>3.542.411.775,58<text:s/></text:p>
          </table:table-cell>
          <table:table-cell office:value-type="float" office:value="378903781.63616663" table:style-name="ce24">
            <text:p><text:s/>378.903.781,64<text:s/></text:p>
          </table:table-cell>
          <table:table-cell office:value-type="float" office:value="559184907.64530969" table:style-name="ce24">
            <text:p><text:s/>559.184.907,65<text:s/></text:p>
          </table:table-cell>
          <table:table-cell office:value-type="float" office:value="574838980.62804854" table:style-name="ce24">
            <text:p><text:s/>574.838.980,63<text:s/></text:p>
          </table:table-cell>
          <table:table-cell office:value-type="float" office:value="329155597.03109741" table:style-name="ce24">
            <text:p><text:s/>329.155.597,03<text:s/></text:p>
          </table:table-cell>
          <table:table-cell office:value-type="float" office:value="883055503.60558641" table:style-name="ce24">
            <text:p><text:s/>883.055.503,61<text:s/></text:p>
          </table:table-cell>
          <table:table-cell office:value-type="float" office:value="252800575.63195565" table:style-name="ce24">
            <text:p><text:s/>252.800.575,63<text:s/></text:p>
          </table:table-cell>
          <table:table-cell office:value-type="float" office:value="2408680207.513793" table:style-name="ce24">
            <text:p><text:s/>2.408.680.207,51<text:s/></text:p>
          </table:table-cell>
          <table:table-cell office:value-type="float" office:value="4000768682.4134712" table:style-name="ce24">
            <text:p><text:s/>4.000.768.682,41<text:s/></text:p>
          </table:table-cell>
          <table:table-cell office:value-type="float" office:value="308692511.88743711" table:style-name="ce24">
            <text:p><text:s/>308.692.511,89<text:s/></text:p>
          </table:table-cell>
          <table:table-cell office:value-type="float" office:value="151117200.00447029" table:style-name="ce24">
            <text:p><text:s/>151.117.200,00<text:s/></text:p>
          </table:table-cell>
          <table:table-cell office:value-type="float" office:value="56112937.198259257" table:style-name="ce24">
            <text:p><text:s/>56.112.937,20<text:s/></text:p>
          </table:table-cell>
          <table:table-cell office:value-type="float" office:value="2364839593.4630771" table:style-name="ce24">
            <text:p><text:s/>2.364.839.593,46<text:s/></text:p>
          </table:table-cell>
          <table:table-cell office:value-type="float" office:value="2138476562.2074466" table:style-name="ce24">
            <text:p><text:s/>2.138.476.562,21<text:s/></text:p>
          </table:table-cell>
          <table:table-cell office:value-type="float" office:value="209945369.4756968" table:style-name="ce24">
            <text:p><text:s/>209.945.369,48<text:s/></text:p>
          </table:table-cell>
          <table:table-cell office:value-type="float" office:value="15287537319.385622" table:style-name="ce24">
            <text:p><text:s/>15.287.537.319,39<text:s/></text:p>
          </table:table-cell>
          <table:table-cell office:value-type="float" office:value="144619172.87327215" table:style-name="ce24">
            <text:p><text:s/>144.619.172,87<text:s/></text:p>
          </table:table-cell>
          <table:table-cell office:value-type="float" office:value="40192486189.509995" table:style-name="ce25">
            <text:p><text:s/>40.192.486.189,51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49544392.36572975" table:style-name="ce20">
            <text:p><text:s/>149.544.392,37<text:s/></text:p>
          </table:table-cell>
          <table:table-cell office:value-type="float" office:value="499051715.60447145" table:style-name="ce20">
            <text:p><text:s/>499.051.715,60<text:s/></text:p>
          </table:table-cell>
          <table:table-cell office:value-type="float" office:value="1938154080.3216529" table:style-name="ce20">
            <text:p><text:s/>1.938.154.080,32<text:s/></text:p>
          </table:table-cell>
          <table:table-cell office:value-type="float" office:value="129387152.10104656" table:style-name="ce20">
            <text:p><text:s/>129.387.152,10<text:s/></text:p>
          </table:table-cell>
          <table:table-cell office:value-type="float" office:value="3093867963.7961378" table:style-name="ce20">
            <text:p><text:s/>3.093.867.963,80<text:s/></text:p>
          </table:table-cell>
          <table:table-cell office:value-type="float" office:value="2483976808.1565242" table:style-name="ce20">
            <text:p><text:s/>2.483.976.808,16<text:s/></text:p>
          </table:table-cell>
          <table:table-cell office:value-type="float" office:value="12002312008.138512" table:style-name="ce20">
            <text:p><text:s/>12.002.312.008,14<text:s/></text:p>
          </table:table-cell>
          <table:table-cell office:value-type="float" office:value="2178367617.9077206" table:style-name="ce20">
            <text:p><text:s/>2.178.367.617,91<text:s/></text:p>
          </table:table-cell>
          <table:table-cell office:value-type="float" office:value="2153978538.4590688" table:style-name="ce20">
            <text:p><text:s/>2.153.978.538,46<text:s/></text:p>
          </table:table-cell>
          <table:table-cell office:value-type="float" office:value="1142403215.5840132" table:style-name="ce20">
            <text:p><text:s/>1.142.403.215,58<text:s/></text:p>
          </table:table-cell>
          <table:table-cell office:value-type="float" office:value="9158868433.5144024" table:style-name="ce20">
            <text:p><text:s/>9.158.868.433,51<text:s/></text:p>
          </table:table-cell>
          <table:table-cell office:value-type="float" office:value="963590933.31616664" table:style-name="ce20">
            <text:p><text:s/>963.590.933,32<text:s/></text:p>
          </table:table-cell>
          <table:table-cell office:value-type="float" office:value="1321894143.5753098" table:style-name="ce20">
            <text:p><text:s/>1.321.894.143,58<text:s/></text:p>
          </table:table-cell>
          <table:table-cell office:value-type="float" office:value="1293845048.5680485" table:style-name="ce20">
            <text:p><text:s/>1.293.845.048,57<text:s/></text:p>
          </table:table-cell>
          <table:table-cell office:value-type="float" office:value="810799013.22109747" table:style-name="ce20">
            <text:p><text:s/>810.799.013,22<text:s/></text:p>
          </table:table-cell>
          <table:table-cell office:value-type="float" office:value="2791765601.5655866" table:style-name="ce20">
            <text:p><text:s/>2.791.765.601,57<text:s/></text:p>
          </table:table-cell>
          <table:table-cell office:value-type="float" office:value="518915325.75195563" table:style-name="ce20">
            <text:p><text:s/>518.915.325,75<text:s/></text:p>
          </table:table-cell>
          <table:table-cell office:value-type="float" office:value="8110175359.4037924" table:style-name="ce20">
            <text:p><text:s/>8.110.175.359,40<text:s/></text:p>
          </table:table-cell>
          <table:table-cell office:value-type="float" office:value="16742942267.843472" table:style-name="ce20">
            <text:p><text:s/>16.742.942.267,84<text:s/></text:p>
          </table:table-cell>
          <table:table-cell office:value-type="float" office:value="755065975.91743708" table:style-name="ce20">
            <text:p><text:s/>755.065.975,92<text:s/></text:p>
          </table:table-cell>
          <table:table-cell office:value-type="float" office:value="372711149.3044703" table:style-name="ce20">
            <text:p><text:s/>372.711.149,30<text:s/></text:p>
          </table:table-cell>
          <table:table-cell office:value-type="float" office:value="131948401.98825926" table:style-name="ce20">
            <text:p><text:s/>131.948.401,99<text:s/></text:p>
          </table:table-cell>
          <table:table-cell office:value-type="float" office:value="6960410047.3530769" table:style-name="ce20">
            <text:p><text:s/>6.960.410.047,35<text:s/></text:p>
          </table:table-cell>
          <table:table-cell office:value-type="float" office:value="7813363793.4174461" table:style-name="ce20">
            <text:p><text:s/>7.813.363.793,42<text:s/></text:p>
          </table:table-cell>
          <table:table-cell office:value-type="float" office:value="479750506.79569685" table:style-name="ce20">
            <text:p><text:s/>479.750.506,80<text:s/></text:p>
          </table:table-cell>
          <table:table-cell office:value-type="float" office:value="52870037633.535622" table:style-name="ce20">
            <text:p><text:s/>52.870.037.633,54<text:s/></text:p>
          </table:table-cell>
          <table:table-cell office:value-type="float" office:value="312556495.54327214" table:style-name="ce20">
            <text:p><text:s/>312.556.495,54<text:s/></text:p>
          </table:table-cell>
          <table:table-cell office:value-type="float" office:value="137179683623.04999" table:style-name="ce21">
            <text:p><text:s/>137.179.683.623,05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690872.60789472959" table:style-name="ce26">
            <text:p><text:s/>690.872,61<text:s/></text:p>
          </table:table-cell>
          <table:table-cell office:value-type="float" office:value="2797019.0853784345" table:style-name="ce26">
            <text:p><text:s/>2.797.019,09<text:s/></text:p>
          </table:table-cell>
          <table:table-cell office:value-type="float" office:value="2305645.7667060448" table:style-name="ce26">
            <text:p><text:s/>2.305.645,77<text:s/></text:p>
          </table:table-cell>
          <table:table-cell office:value-type="float" office:value="607921.23373050848" table:style-name="ce26">
            <text:p><text:s/>607.921,23<text:s/></text:p>
          </table:table-cell>
          <table:table-cell office:value-type="float" office:value="8135273.2250769464" table:style-name="ce26">
            <text:p><text:s/>8.135.273,23<text:s/></text:p>
          </table:table-cell>
          <table:table-cell office:value-type="float" office:value="3490928.8189733578" table:style-name="ce26">
            <text:p><text:s/>3.490.928,82<text:s/></text:p>
          </table:table-cell>
          <table:table-cell office:value-type="float" office:value="9346639.8256882727" table:style-name="ce26">
            <text:p><text:s/>9.346.639,83<text:s/></text:p>
          </table:table-cell>
          <table:table-cell office:value-type="float" office:value="10987562.453531904" table:style-name="ce26">
            <text:p><text:s/>10.987.562,45<text:s/></text:p>
          </table:table-cell>
          <table:table-cell office:value-type="float" office:value="9398309.9059053101" table:style-name="ce26">
            <text:p><text:s/>9.398.309,91<text:s/></text:p>
          </table:table-cell>
          <table:table-cell office:value-type="float" office:value="2637757.2843962461" table:style-name="ce26">
            <text:p><text:s/>2.637.757,28<text:s/></text:p>
          </table:table-cell>
          <table:table-cell office:value-type="float" office:value="35257060.473646216" table:style-name="ce26">
            <text:p><text:s/>35.257.060,47<text:s/></text:p>
          </table:table-cell>
          <table:table-cell office:value-type="float" office:value="3511728.4367718068" table:style-name="ce26">
            <text:p><text:s/>3.511.728,44<text:s/></text:p>
          </table:table-cell>
          <table:table-cell office:value-type="float" office:value="5322325.9152739961" table:style-name="ce26">
            <text:p><text:s/>5.322.325,92<text:s/></text:p>
          </table:table-cell>
          <table:table-cell office:value-type="float" office:value="4251599.2115445035" table:style-name="ce26">
            <text:p><text:s/>4.251.599,21<text:s/></text:p>
          </table:table-cell>
          <table:table-cell office:value-type="float" office:value="2526384.7054214529" table:style-name="ce26">
            <text:p><text:s/>2.526.384,71<text:s/></text:p>
          </table:table-cell>
          <table:table-cell office:value-type="float" office:value="16446299.893048327" table:style-name="ce26">
            <text:p><text:s/>16.446.299,89<text:s/></text:p>
          </table:table-cell>
          <table:table-cell office:value-type="float" office:value="1340706.4167461852" table:style-name="ce26">
            <text:p><text:s/>1.340.706,42<text:s/></text:p>
          </table:table-cell>
          <table:table-cell office:value-type="float" office:value="44434584.089847483" table:style-name="ce26">
            <text:p><text:s/>44.434.584,09<text:s/></text:p>
          </table:table-cell>
          <table:table-cell office:value-type="float" office:value="2428358634.2883701" table:style-name="ce26">
            <text:p><text:s/>2.428.358.634,29<text:s/></text:p>
          </table:table-cell>
          <table:table-cell office:value-type="float" office:value="10121338.96367388" table:style-name="ce26">
            <text:p><text:s/>10.121.338,96<text:s/></text:p>
          </table:table-cell>
          <table:table-cell office:value-type="float" office:value="1022499.3826025166" table:style-name="ce26">
            <text:p><text:s/>1.022.499,38<text:s/></text:p>
          </table:table-cell>
          <table:table-cell office:value-type="float" office:value="293078.69759344135" table:style-name="ce26">
            <text:p><text:s/>293.078,70<text:s/></text:p>
          </table:table-cell>
          <table:table-cell office:value-type="float" office:value="33619331.835186779" table:style-name="ce26">
            <text:p><text:s/>33.619.331,84<text:s/></text:p>
          </table:table-cell>
          <table:table-cell office:value-type="float" office:value="126378191.87855335" table:style-name="ce26">
            <text:p><text:s/>126.378.191,88<text:s/></text:p>
          </table:table-cell>
          <table:table-cell office:value-type="float" office:value="1591819.3705548167" table:style-name="ce26">
            <text:p><text:s/>1.591.819,37<text:s/></text:p>
          </table:table-cell>
          <table:table-cell office:value-type="float" office:value="154954433.25065044" table:style-name="ce26">
            <text:p><text:s/>154.954.433,25<text:s/></text:p>
          </table:table-cell>
          <table:table-cell office:value-type="float" office:value="1703257.7632340977" table:style-name="ce26">
            <text:p><text:s/>1.703.257,76<text:s/></text:p>
          </table:table-cell>
          <table:table-cell office:value-type="float" office:value="2921531204.7800007" table:style-name="ce27">
            <text:p><text:s/>2.921.531.204,78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50235264.97362447" table:style-name="ce20">
            <text:p><text:s/>150.235.264,97<text:s/></text:p>
          </table:table-cell>
          <table:table-cell office:value-type="float" office:value="501848734.68984985" table:style-name="ce20">
            <text:p><text:s/>501.848.734,69<text:s/></text:p>
          </table:table-cell>
          <table:table-cell office:value-type="float" office:value="1940459726.0883589" table:style-name="ce20">
            <text:p><text:s/>1.940.459.726,09<text:s/></text:p>
          </table:table-cell>
          <table:table-cell office:value-type="float" office:value="129995073.33477707" table:style-name="ce20">
            <text:p><text:s/>129.995.073,33<text:s/></text:p>
          </table:table-cell>
          <table:table-cell office:value-type="float" office:value="3102003237.021215" table:style-name="ce20">
            <text:p><text:s/>3.102.003.237,02<text:s/></text:p>
          </table:table-cell>
          <table:table-cell office:value-type="float" office:value="2487467736.9754977" table:style-name="ce20">
            <text:p><text:s/>2.487.467.736,98<text:s/></text:p>
          </table:table-cell>
          <table:table-cell office:value-type="float" office:value="12011658647.964199" table:style-name="ce20">
            <text:p><text:s/>12.011.658.647,96<text:s/></text:p>
          </table:table-cell>
          <table:table-cell office:value-type="float" office:value="2189355180.3612523" table:style-name="ce20">
            <text:p><text:s/>2.189.355.180,36<text:s/></text:p>
          </table:table-cell>
          <table:table-cell office:value-type="float" office:value="2163376848.364974" table:style-name="ce20">
            <text:p><text:s/>2.163.376.848,36<text:s/></text:p>
          </table:table-cell>
          <table:table-cell office:value-type="float" office:value="1145040972.8684094" table:style-name="ce20">
            <text:p><text:s/>1.145.040.972,87<text:s/></text:p>
          </table:table-cell>
          <table:table-cell office:value-type="float" office:value="9194125493.9880486" table:style-name="ce20">
            <text:p><text:s/>9.194.125.493,99<text:s/></text:p>
          </table:table-cell>
          <table:table-cell office:value-type="float" office:value="967102661.75293839" table:style-name="ce20">
            <text:p><text:s/>967.102.661,75<text:s/></text:p>
          </table:table-cell>
          <table:table-cell office:value-type="float" office:value="1327216469.4905837" table:style-name="ce20">
            <text:p><text:s/>1.327.216.469,49<text:s/></text:p>
          </table:table-cell>
          <table:table-cell office:value-type="float" office:value="1298096647.779593" table:style-name="ce20">
            <text:p><text:s/>1.298.096.647,78<text:s/></text:p>
          </table:table-cell>
          <table:table-cell office:value-type="float" office:value="813325397.92651892" table:style-name="ce20">
            <text:p><text:s/>813.325.397,93<text:s/></text:p>
          </table:table-cell>
          <table:table-cell office:value-type="float" office:value="2808211901.4586349" table:style-name="ce20">
            <text:p><text:s/>2.808.211.901,46<text:s/></text:p>
          </table:table-cell>
          <table:table-cell office:value-type="float" office:value="520256032.16870183" table:style-name="ce20">
            <text:p><text:s/>520.256.032,17<text:s/></text:p>
          </table:table-cell>
          <table:table-cell office:value-type="float" office:value="8154609943.4936399" table:style-name="ce20">
            <text:p><text:s/>8.154.609.943,49<text:s/></text:p>
          </table:table-cell>
          <table:table-cell office:value-type="float" office:value="19171300902.131844" table:style-name="ce20">
            <text:p><text:s/>19.171.300.902,13<text:s/></text:p>
          </table:table-cell>
          <table:table-cell office:value-type="float" office:value="765187314.88111091" table:style-name="ce20">
            <text:p><text:s/>765.187.314,88<text:s/></text:p>
          </table:table-cell>
          <table:table-cell office:value-type="float" office:value="373733648.68707281" table:style-name="ce20">
            <text:p><text:s/>373.733.648,69<text:s/></text:p>
          </table:table-cell>
          <table:table-cell office:value-type="float" office:value="132241480.68585269" table:style-name="ce20">
            <text:p><text:s/>132.241.480,69<text:s/></text:p>
          </table:table-cell>
          <table:table-cell office:value-type="float" office:value="6994029379.1882639" table:style-name="ce20">
            <text:p><text:s/>6.994.029.379,19<text:s/></text:p>
          </table:table-cell>
          <table:table-cell office:value-type="float" office:value="7939741985.2959995" table:style-name="ce20">
            <text:p><text:s/>7.939.741.985,30<text:s/></text:p>
          </table:table-cell>
          <table:table-cell office:value-type="float" office:value="481342326.16625166" table:style-name="ce20">
            <text:p><text:s/>481.342.326,17<text:s/></text:p>
          </table:table-cell>
          <table:table-cell office:value-type="float" office:value="53024992066.78627" table:style-name="ce20">
            <text:p><text:s/>53.024.992.066,79<text:s/></text:p>
          </table:table-cell>
          <table:table-cell office:value-type="float" office:value="314259753.30650622" table:style-name="ce20">
            <text:p><text:s/>314.259.753,31<text:s/></text:p>
          </table:table-cell>
          <table:table-cell office:value-type="float" office:value="140101214827.82999" table:style-name="ce21">
            <text:p><text:s/>140.101.214.827,83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ário Vieira Cunha</meta:initial-creator>
    <dc:creator>Mario Vieira Cunha</dc:creator>
    <meta:creation-date>2004-03-11T18:47:37Z</meta:creation-date>
    <dc:date>2020-12-09T13:22:07Z</dc:date>
    <meta:print-date>2011-05-12T16:46:54Z</meta:print-date>
    <meta:editing-cycles>44</meta:editing-cycles>
    <meta:editing-duration>PT4572S</meta:editing-duration>
  </office:meta>
</office:document-meta>
</file>